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75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5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</style:style>
    <style:style style:name="ce2" style:family="table-cell" style:parent-style-name="Default">
      <style:text-properties style:text-position=""/>
    </style:style>
    <style:style style:name="ce3" style:family="table-cell" style:parent-style-name="Default">
      <style:text-properties style:text-position=""/>
    </style:style>
    <style:style style:name="ce4" style:family="table-cell" style:parent-style-name="Default">
      <style:text-properties style:text-position=""/>
    </style:style>
    <style:style style:name="ce5" style:family="table-cell" style:parent-style-name="Default">
      <style:text-properties style:text-position=""/>
    </style:style>
    <style:style style:name="ce6" style:family="table-cell" style:parent-style-name="Default">
      <style:text-properties style:text-position=""/>
      <style:map style:condition="cell-content()&lt;0" style:apply-style-name="Greenish" style:base-cell-address="deltaAB.F2"/>
      <style:map style:condition="cell-content-is-between(0,50)" style:apply-style-name="Yellowish" style:base-cell-address="deltaAB.F2"/>
      <style:map style:condition="cell-content()&gt;50" style:apply-style-name="Reddish" style:base-cell-address="deltaAB.F2"/>
    </style:style>
    <style:style style:name="ce7" style:family="table-cell" style:parent-style-name="Default">
      <style:text-properties style:text-position=""/>
    </style:style>
    <style:style style:name="ce8" style:family="table-cell" style:parent-style-name="Default">
      <style:text-properties style:text-position=""/>
    </style:style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map style:condition="cell-content()&lt;0" style:apply-style-name="Greenish" style:base-cell-address="deltaAB.F2"/>
      <style:map style:condition="cell-content-is-between(0,50)" style:apply-style-name="Yellowish" style:base-cell-address="deltaAB.F2"/>
      <style:map style:condition="cell-content()&gt;50" style:apply-style-name="Reddish" style:base-cell-address="deltaAB.F2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>
      <style:map style:condition="cell-content()&lt;0" style:apply-style-name="Greenish" style:base-cell-address="deltaAB.F2"/>
      <style:map style:condition="cell-content-is-between(0,50)" style:apply-style-name="Yellowish" style:base-cell-address="deltaAB.F2"/>
      <style:map style:condition="cell-content()&gt;50" style:apply-style-name="Reddish" style:base-cell-address="deltaAB.F2"/>
    </style:style>
    <style:style style:name="ce19" style:family="table-cell" style:parent-style-name="Default">
      <style:map style:condition="cell-content()&lt;0" style:apply-style-name="Greenish" style:base-cell-address="deltaAB.F2"/>
      <style:map style:condition="cell-content-is-between(0,50)" style:apply-style-name="Yellowish" style:base-cell-address="deltaAB.F2"/>
      <style:map style:condition="cell-content()&gt;50" style:apply-style-name="Reddish" style:base-cell-address="deltaAB.F2"/>
    </style:style>
  </office:automatic-styles>
  <office:body>
    <office:spreadsheet>
      <table:calculation-settings table:automatic-find-labels="false"/>
      <table:table table:name="ResultsA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3" table:default-cell-style-name="ce2"/>
        <table:table-row table:style-name="ro1"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Insert (μs)</text:p>
          </table:table-cell>
          <table:table-cell table:style-name="Default" office:value-type="string" calcext:value-type="string">
            <text:p>Access (μs)</text:p>
          </table:table-cell>
          <table:table-cell table:style-name="Default" office:value-type="string" calcext:value-type="string">
            <text:p>Search (μs)</text:p>
          </table:table-cell>
          <table:table-cell table:style-name="Default" office:value-type="string" calcext:value-type="string">
            <text:p>Delete (μs)</text:p>
          </table:table-cell>
          <table:table-cell table:style-name="Default" office:value-type="string" calcext:value-type="string">
            <text:p>Size (KB)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table:formula="of:=ROUND(AVERAGE([a1.B2];[a2.B2];[a3.B2])/(1000*[ResultsA.$A$1]); 1)" office:value-type="float" office:value="0.3" calcext:value-type="float">
            <text:p>0.3</text:p>
          </table:table-cell>
          <table:table-cell table:formula="of:=ROUND(AVERAGE([a1.C2];[a2.C2];[a3.C2])/(1000*[ResultsA.$A$1]); 1)" office:value-type="float" office:value="0.1" calcext:value-type="float">
            <text:p>0.1</text:p>
          </table:table-cell>
          <table:table-cell table:formula="of:=ROUND(AVERAGE([a1.D2];[a2.D2];[a3.D2])/(1000*[ResultsA.$A$1]); 1)" office:value-type="float" office:value="28.3" calcext:value-type="float">
            <text:p>28.3</text:p>
          </table:table-cell>
          <table:table-cell table:formula="of:=ROUND(AVERAGE([a1.E2];[a2.E2];[a3.E2])/(1000*[ResultsA.$A$1]); 1)" office:value-type="float" office:value="2.6" calcext:value-type="float">
            <text:p>2.6</text:p>
          </table:table-cell>
          <table:table-cell table:formula="of:=ROUND(AVERAGE([a1.F2];[a2.F2];[a3.F2])/1000; 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table:formula="of:=ROUND(AVERAGE([a1.B3];[a2.B3];[a3.B3])/(1000*[ResultsA.$A$1]); 1)" office:value-type="float" office:value="8.9" calcext:value-type="float">
            <text:p>8.9</text:p>
          </table:table-cell>
          <table:table-cell table:formula="of:=ROUND(AVERAGE([a1.C3];[a2.C3];[a3.C3])/(1000*[ResultsA.$A$1]); 1)" office:value-type="float" office:value="8.6" calcext:value-type="float">
            <text:p>8.6</text:p>
          </table:table-cell>
          <table:table-cell table:formula="of:=ROUND(AVERAGE([a1.D3];[a2.D3];[a3.D3])/(1000*[ResultsA.$A$1]); 1)" office:value-type="float" office:value="38" calcext:value-type="float">
            <text:p>38</text:p>
          </table:table-cell>
          <table:table-cell table:formula="of:=ROUND(AVERAGE([a1.E3];[a2.E3];[a3.E3])/(1000*[ResultsA.$A$1]); 1)" office:value-type="float" office:value="6.6" calcext:value-type="float">
            <text:p>6.6</text:p>
          </table:table-cell>
          <table:table-cell table:formula="of:=ROUND(AVERAGE([a1.F3];[a2.F3];[a3.F3])/1000; 0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table:formula="of:=ROUND(AVERAGE([a1.B4];[a2.B4];[a3.B4])/(1000*[ResultsA.$A$1]); 1)" office:value-type="float" office:value="0.3" calcext:value-type="float">
            <text:p>0.3</text:p>
          </table:table-cell>
          <table:table-cell table:formula="of:=ROUND(AVERAGE([a1.C4];[a2.C4];[a3.C4])/(1000*[ResultsA.$A$1]); 1)" office:value-type="float" office:value="5" calcext:value-type="float">
            <text:p>5</text:p>
          </table:table-cell>
          <table:table-cell table:formula="of:=ROUND(AVERAGE([a1.D4];[a2.D4];[a3.D4])/(1000*[ResultsA.$A$1]); 1)" office:value-type="float" office:value="35.8" calcext:value-type="float">
            <text:p>35.8</text:p>
          </table:table-cell>
          <table:table-cell table:formula="of:=ROUND(AVERAGE([a1.E4];[a2.E4];[a3.E4])/(1000*[ResultsA.$A$1]); 1)" office:value-type="float" office:value="4.8" calcext:value-type="float">
            <text:p>4.8</text:p>
          </table:table-cell>
          <table:table-cell table:formula="of:=ROUND(AVERAGE([a1.F4];[a2.F4];[a3.F4])/1000; 0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table:formula="of:=ROUND(AVERAGE([a1.B5];[a2.B5];[a3.B5])/(1000*[ResultsA.$A$1]); 1)" office:value-type="float" office:value="1.2" calcext:value-type="float">
            <text:p>1.2</text:p>
          </table:table-cell>
          <table:table-cell table:formula="of:=ROUND(AVERAGE([a1.C5];[a2.C5];[a3.C5])/(1000*[ResultsA.$A$1]); 1)" office:value-type="float" office:value="0.6" calcext:value-type="float">
            <text:p>0.6</text:p>
          </table:table-cell>
          <table:table-cell table:formula="of:=ROUND(AVERAGE([a1.D5];[a2.D5];[a3.D5])/(1000*[ResultsA.$A$1]); 1)" office:value-type="float" office:value="0.5" calcext:value-type="float">
            <text:p>0.5</text:p>
          </table:table-cell>
          <table:table-cell table:formula="of:=ROUND(AVERAGE([a1.E5];[a2.E5];[a3.E5])/(1000*[ResultsA.$A$1]); 1)" office:value-type="float" office:value="0.7" calcext:value-type="float">
            <text:p>0.7</text:p>
          </table:table-cell>
          <table:table-cell table:formula="of:=ROUND(AVERAGE([a1.F5];[a2.F5];[a3.F5])/1000; 0)"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table:formula="of:=ROUND(AVERAGE([a1.B6];[a2.B6];[a3.B6])/(1000*[ResultsA.$A$1]); 1)" office:value-type="float" office:value="0.7" calcext:value-type="float">
            <text:p>0.7</text:p>
          </table:table-cell>
          <table:table-cell table:formula="of:=ROUND(AVERAGE([a1.C6];[a2.C6];[a3.C6])/(1000*[ResultsA.$A$1]); 1)" office:value-type="float" office:value="0.2" calcext:value-type="float">
            <text:p>0.2</text:p>
          </table:table-cell>
          <table:table-cell table:formula="of:=ROUND(AVERAGE([a1.D6];[a2.D6];[a3.D6])/(1000*[ResultsA.$A$1]); 1)" office:value-type="float" office:value="0.4" calcext:value-type="float">
            <text:p>0.4</text:p>
          </table:table-cell>
          <table:table-cell table:formula="of:=ROUND(AVERAGE([a1.E6];[a2.E6];[a3.E6])/(1000*[ResultsA.$A$1]); 1)" office:value-type="float" office:value="0.4" calcext:value-type="float">
            <text:p>0.4</text:p>
          </table:table-cell>
          <table:table-cell table:formula="of:=ROUND(AVERAGE([a1.F6];[a2.F6];[a3.F6])/1000; 0)"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table:formula="of:=ROUND(AVERAGE([a1.B7];[a2.B7];[a3.B7])/(1000*[ResultsA.$A$1]); 1)" office:value-type="float" office:value="0.8" calcext:value-type="float">
            <text:p>0.8</text:p>
          </table:table-cell>
          <table:table-cell table:formula="of:=ROUND(AVERAGE([a1.C7];[a2.C7];[a3.C7])/(1000*[ResultsA.$A$1]); 1)" office:value-type="float" office:value="0.2" calcext:value-type="float">
            <text:p>0.2</text:p>
          </table:table-cell>
          <table:table-cell table:formula="of:=ROUND(AVERAGE([a1.D7];[a2.D7];[a3.D7])/(1000*[ResultsA.$A$1]); 1)" office:value-type="float" office:value="0.6" calcext:value-type="float">
            <text:p>0.6</text:p>
          </table:table-cell>
          <table:table-cell table:formula="of:=ROUND(AVERAGE([a1.E7];[a2.E7];[a3.E7])/(1000*[ResultsA.$A$1]); 1)" office:value-type="float" office:value="0.3" calcext:value-type="float">
            <text:p>0.3</text:p>
          </table:table-cell>
          <table:table-cell table:formula="of:=ROUND(AVERAGE([a1.F7];[a2.F7];[a3.F7])/1000; 0)"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table:formula="of:=ROUND(AVERAGE([a1.B8];[a2.B8];[a3.B8])/(1000*[ResultsA.$A$1]); 1)" office:value-type="float" office:value="0.6" calcext:value-type="float">
            <text:p>0.6</text:p>
          </table:table-cell>
          <table:table-cell table:formula="of:=ROUND(AVERAGE([a1.C8];[a2.C8];[a3.C8])/(1000*[ResultsA.$A$1]); 1)" office:value-type="float" office:value="0.3" calcext:value-type="float">
            <text:p>0.3</text:p>
          </table:table-cell>
          <table:table-cell table:formula="of:=ROUND(AVERAGE([a1.D8];[a2.D8];[a3.D8])/(1000*[ResultsA.$A$1]); 1)" office:value-type="float" office:value="0.5" calcext:value-type="float">
            <text:p>0.5</text:p>
          </table:table-cell>
          <table:table-cell table:formula="of:=ROUND(AVERAGE([a1.E8];[a2.E8];[a3.E8])/(1000*[ResultsA.$A$1]); 1)" office:value-type="float" office:value="0.3" calcext:value-type="float">
            <text:p>0.3</text:p>
          </table:table-cell>
          <table:table-cell table:formula="of:=ROUND(AVERAGE([a1.F8];[a2.F8];[a3.F8])/1000; 0)"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table:formula="of:=ROUND(AVERAGE([a1.B9];[a2.B9];[a3.B9])/(1000*[ResultsA.$A$1]); 1)" office:value-type="float" office:value="21.5" calcext:value-type="float">
            <text:p>21.5</text:p>
          </table:table-cell>
          <table:table-cell table:formula="of:=ROUND(AVERAGE([a1.C9];[a2.C9];[a3.C9])/(1000*[ResultsA.$A$1]); 1)" office:value-type="float" office:value="22.3" calcext:value-type="float">
            <text:p>22.3</text:p>
          </table:table-cell>
          <table:table-cell table:formula="of:=ROUND(AVERAGE([a1.D9];[a2.D9];[a3.D9])/(1000*[ResultsA.$A$1]); 1)" office:value-type="float" office:value="51" calcext:value-type="float">
            <text:p>51</text:p>
          </table:table-cell>
          <table:table-cell table:formula="of:=ROUND(AVERAGE([a1.E9];[a2.E9];[a3.E9])/(1000*[ResultsA.$A$1]); 1)" office:value-type="float" office:value="12.4" calcext:value-type="float">
            <text:p>12.4</text:p>
          </table:table-cell>
          <table:table-cell table:formula="of:=ROUND(AVERAGE([a1.F9];[a2.F9];[a3.F9])/1000; 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table:formula="of:=ROUND(AVERAGE([a1.B10];[a2.B10];[a3.B10])/(1000*[ResultsA.$A$1]); 1)" office:value-type="float" office:value="1.2" calcext:value-type="float">
            <text:p>1.2</text:p>
          </table:table-cell>
          <table:table-cell table:formula="of:=ROUND(AVERAGE([a1.C10];[a2.C10];[a3.C10])/(1000*[ResultsA.$A$1]); 1)" office:value-type="float" office:value="0.8" calcext:value-type="float">
            <text:p>0.8</text:p>
          </table:table-cell>
          <table:table-cell table:formula="of:=ROUND(AVERAGE([a1.D10];[a2.D10];[a3.D10])/(1000*[ResultsA.$A$1]); 1)" office:value-type="float" office:value="0.6" calcext:value-type="float">
            <text:p>0.6</text:p>
          </table:table-cell>
          <table:table-cell table:formula="of:=ROUND(AVERAGE([a1.E10];[a2.E10];[a3.E10])/(1000*[ResultsA.$A$1]); 1)" office:value-type="float" office:value="1.5" calcext:value-type="float">
            <text:p>1.5</text:p>
          </table:table-cell>
          <table:table-cell table:formula="of:=ROUND(AVERAGE([a1.F10];[a2.F10];[a3.F10])/1000; 0)" office:value-type="float" office:value="1839" calcext:value-type="float">
            <text:p>1839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table:formula="of:=ROUND(AVERAGE([a1.B11];[a2.B11];[a3.B11])/(1000*[ResultsA.$A$1]); 1)" office:value-type="float" office:value="0.6" calcext:value-type="float">
            <text:p>0.6</text:p>
          </table:table-cell>
          <table:table-cell table:formula="of:=ROUND(AVERAGE([a1.C11];[a2.C11];[a3.C11])/(1000*[ResultsA.$A$1]); 1)" office:value-type="float" office:value="39.8" calcext:value-type="float">
            <text:p>39.8</text:p>
          </table:table-cell>
          <table:table-cell table:formula="of:=ROUND(AVERAGE([a1.D11];[a2.D11];[a3.D11])/(1000*[ResultsA.$A$1]); 1)" office:value-type="float" office:value="49.7" calcext:value-type="float">
            <text:p>49.7</text:p>
          </table:table-cell>
          <table:table-cell table:formula="of:=ROUND(AVERAGE([a1.E11];[a2.E11];[a3.E11])/(1000*[ResultsA.$A$1]); 1)" office:value-type="float" office:value="0.6" calcext:value-type="float">
            <text:p>0.6</text:p>
          </table:table-cell>
          <table:table-cell table:formula="of:=ROUND(AVERAGE([a1.F11];[a2.F11];[a3.F11])/1000; 0)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 Tree</text:p>
          </table:table-cell>
          <table:table-cell table:formula="of:=ROUND(AVERAGE([a1.B13];[a2.B13];[a3.B13])/(1000*[ResultsA.$A$1]); 1)" office:value-type="float" office:value="1.2" calcext:value-type="float">
            <text:p>1.2</text:p>
          </table:table-cell>
          <table:table-cell table:formula="of:=ROUND(AVERAGE([a1.C13];[a2.C13];[a3.C13])/(1000*[ResultsA.$A$1]); 1)" office:value-type="float" office:value="22.1" calcext:value-type="float">
            <text:p>22.1</text:p>
          </table:table-cell>
          <table:table-cell table:formula="of:=ROUND(AVERAGE([a1.D13];[a2.D13];[a3.D13])/(1000*[ResultsA.$A$1]); 1)" office:value-type="float" office:value="89" calcext:value-type="float">
            <text:p>89</text:p>
          </table:table-cell>
          <table:table-cell table:formula="of:=ROUND(AVERAGE([a1.E13];[a2.E13];[a3.E13])/(1000*[ResultsA.$A$1]); 1)" office:value-type="float" office:value="0.3" calcext:value-type="float">
            <text:p>0.3</text:p>
          </table:table-cell>
          <table:table-cell table:formula="of:=ROUND(AVERAGE([a1.F13];[a2.F13];[a3.F13])/1000; 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table:formula="of:=ROUND(AVERAGE([a1.B14];[a2.B14];[a3.B14])/(1000*[ResultsA.$A$1]); 1)" office:value-type="float" office:value="0.7" calcext:value-type="float">
            <text:p>0.7</text:p>
          </table:table-cell>
          <table:table-cell table:formula="of:=ROUND(AVERAGE([a1.C14];[a2.C14];[a3.C14])/(1000*[ResultsA.$A$1]); 1)" office:value-type="float" office:value="31.2" calcext:value-type="float">
            <text:p>31.2</text:p>
          </table:table-cell>
          <table:table-cell table:formula="of:=ROUND(AVERAGE([a1.D14];[a2.D14];[a3.D14])/(1000*[ResultsA.$A$1]); 1)" office:value-type="float" office:value="108" calcext:value-type="float">
            <text:p>108</text:p>
          </table:table-cell>
          <table:table-cell table:formula="of:=ROUND(AVERAGE([a1.E14];[a2.E14];[a3.E14])/(1000*[ResultsA.$A$1]); 1)" office:value-type="float" office:value="0.5" calcext:value-type="float">
            <text:p>0.5</text:p>
          </table:table-cell>
          <table:table-cell table:formula="of:=ROUND(AVERAGE([a1.F14];[a2.F14];[a3.F14])/1000; 0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table:formula="of:=ROUND(AVERAGE([a1.B15];[a2.B15];[a3.B15])/(1000*[ResultsA.$A$1]); 1)" office:value-type="float" office:value="1" calcext:value-type="float">
            <text:p>1</text:p>
          </table:table-cell>
          <table:table-cell table:number-columns-repeated="2"/>
          <table:table-cell table:formula="of:=ROUND(AVERAGE([a1.E15];[a2.E15];[a3.E15])/(1000*[ResultsA.$A$1]); 1)" office:value-type="float" office:value="0.8" calcext:value-type="float">
            <text:p>0.8</text:p>
          </table:table-cell>
          <table:table-cell table:formula="of:=ROUND(AVERAGE([a1.F15];[a2.F15];[a3.F15])/1000; 0)" office:value-type="float" office:value="5203" calcext:value-type="float">
            <text:p>5203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style-name="Default" table:number-columns-repeated="5"/>
        </table:table-row>
        <calcext:conditional-formats>
          <calcext:conditional-format calcext:target-range-address="ResultsA.B2:ResultsA.E15">
            <calcext:color-scale>
              <calcext:color-scale-entry calcext:value="0" calcext:type="minimum" calcext:color="#99ff99"/>
              <calcext:color-scale-entry calcext:value="5" calcext:type="percent" calcext:color="#ffff66"/>
              <calcext:color-scale-entry calcext:value="0" calcext:type="maximum" calcext:color="#ff9999"/>
            </calcext:color-scale>
          </calcext:conditional-format>
          <calcext:conditional-format calcext:target-range-address="ResultsA.F2:ResultsA.F15">
            <calcext:color-scale>
              <calcext:color-scale-entry calcext:value="0" calcext:type="minimum" calcext:color="#99ff99"/>
              <calcext:color-scale-entry calcext:value="25" calcext:type="percent" calcext:color="#ffff66"/>
              <calcext:color-scale-entry calcext:value="0" calcext:type="maximum" calcext:color="#ff9999"/>
            </calcext:color-scale>
          </calcext:conditional-format>
        </calcext:conditional-formats>
      </table:table>
      <table:table table:name="a1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est A: 10,000 / 3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2788369" calcext:value-type="float">
            <text:p>2788369</text:p>
          </table:table-cell>
          <table:table-cell office:value-type="float" office:value="599189" calcext:value-type="float">
            <text:p>599189</text:p>
          </table:table-cell>
          <table:table-cell office:value-type="float" office:value="300507966" calcext:value-type="float">
            <text:p>300507966</text:p>
          </table:table-cell>
          <table:table-cell office:value-type="float" office:value="27808477" calcext:value-type="float">
            <text:p>27808477</text:p>
          </table:table-cell>
          <table:table-cell office:value-type="float" office:value="39648" calcext:value-type="float">
            <text:p>39648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89751230" calcext:value-type="float">
            <text:p>89751230</text:p>
          </table:table-cell>
          <table:table-cell office:value-type="float" office:value="90366187" calcext:value-type="float">
            <text:p>90366187</text:p>
          </table:table-cell>
          <table:table-cell office:value-type="float" office:value="455345371" calcext:value-type="float">
            <text:p>455345371</text:p>
          </table:table-cell>
          <table:table-cell office:value-type="float" office:value="67281654" calcext:value-type="float">
            <text:p>67281654</text:p>
          </table:table-cell>
          <table:table-cell office:value-type="float" office:value="240416" calcext:value-type="float">
            <text:p>240416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3204639" calcext:value-type="float">
            <text:p>3204639</text:p>
          </table:table-cell>
          <table:table-cell office:value-type="float" office:value="51395734" calcext:value-type="float">
            <text:p>51395734</text:p>
          </table:table-cell>
          <table:table-cell office:value-type="float" office:value="358823123" calcext:value-type="float">
            <text:p>358823123</text:p>
          </table:table-cell>
          <table:table-cell office:value-type="float" office:value="61215101" calcext:value-type="float">
            <text:p>61215101</text:p>
          </table:table-cell>
          <table:table-cell office:value-type="float" office:value="240416" calcext:value-type="float">
            <text:p>240416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12274557" calcext:value-type="float">
            <text:p>12274557</text:p>
          </table:table-cell>
          <table:table-cell office:value-type="float" office:value="6236293" calcext:value-type="float">
            <text:p>6236293</text:p>
          </table:table-cell>
          <table:table-cell office:value-type="float" office:value="5433974" calcext:value-type="float">
            <text:p>5433974</text:p>
          </table:table-cell>
          <table:table-cell office:value-type="float" office:value="6252525" calcext:value-type="float">
            <text:p>6252525</text:p>
          </table:table-cell>
          <table:table-cell office:value-type="float" office:value="836752" calcext:value-type="float">
            <text:p>836752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10138440" calcext:value-type="float">
            <text:p>10138440</text:p>
          </table:table-cell>
          <table:table-cell office:value-type="float" office:value="1898668" calcext:value-type="float">
            <text:p>1898668</text:p>
          </table:table-cell>
          <table:table-cell office:value-type="float" office:value="3545045" calcext:value-type="float">
            <text:p>3545045</text:p>
          </table:table-cell>
          <table:table-cell office:value-type="float" office:value="5790611" calcext:value-type="float">
            <text:p>5790611</text:p>
          </table:table-cell>
          <table:table-cell office:value-type="float" office:value="2496624" calcext:value-type="float">
            <text:p>2496624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8379830" calcext:value-type="float">
            <text:p>8379830</text:p>
          </table:table-cell>
          <table:table-cell office:value-type="float" office:value="1574029" calcext:value-type="float">
            <text:p>1574029</text:p>
          </table:table-cell>
          <table:table-cell office:value-type="float" office:value="2936581" calcext:value-type="float">
            <text:p>2936581</text:p>
          </table:table-cell>
          <table:table-cell office:value-type="float" office:value="1814262" calcext:value-type="float">
            <text:p>1814262</text:p>
          </table:table-cell>
          <table:table-cell office:value-type="float" office:value="2504984" calcext:value-type="float">
            <text:p>2504984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5378785" calcext:value-type="float">
            <text:p>5378785</text:p>
          </table:table-cell>
          <table:table-cell office:value-type="float" office:value="4111306" calcext:value-type="float">
            <text:p>4111306</text:p>
          </table:table-cell>
          <table:table-cell office:value-type="float" office:value="4091828" calcext:value-type="float">
            <text:p>4091828</text:p>
          </table:table-cell>
          <table:table-cell office:value-type="float" office:value="2543305" calcext:value-type="float">
            <text:p>2543305</text:p>
          </table:table-cell>
          <table:table-cell office:value-type="float" office:value="2505608" calcext:value-type="float">
            <text:p>2505608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215722767" calcext:value-type="float">
            <text:p>215722767</text:p>
          </table:table-cell>
          <table:table-cell office:value-type="float" office:value="224893322" calcext:value-type="float">
            <text:p>224893322</text:p>
          </table:table-cell>
          <table:table-cell office:value-type="float" office:value="519815661" calcext:value-type="float">
            <text:p>519815661</text:p>
          </table:table-cell>
          <table:table-cell office:value-type="float" office:value="123597506" calcext:value-type="float">
            <text:p>123597506</text:p>
          </table:table-cell>
          <table:table-cell office:value-type="float" office:value="319632" calcext:value-type="float">
            <text:p>319632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13138093" calcext:value-type="float">
            <text:p>13138093</text:p>
          </table:table-cell>
          <table:table-cell office:value-type="float" office:value="6261800" calcext:value-type="float">
            <text:p>6261800</text:p>
          </table:table-cell>
          <table:table-cell office:value-type="float" office:value="7206496" calcext:value-type="float">
            <text:p>7206496</text:p>
          </table:table-cell>
          <table:table-cell office:value-type="float" office:value="13744238" calcext:value-type="float">
            <text:p>13744238</text:p>
          </table:table-cell>
          <table:table-cell office:value-type="float" office:value="1838608" calcext:value-type="float">
            <text:p>1838608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4585741" calcext:value-type="float">
            <text:p>4585741</text:p>
          </table:table-cell>
          <table:table-cell office:value-type="float" office:value="433400317" calcext:value-type="float">
            <text:p>433400317</text:p>
          </table:table-cell>
          <table:table-cell office:value-type="float" office:value="497673506" calcext:value-type="float">
            <text:p>497673506</text:p>
          </table:table-cell>
          <table:table-cell office:value-type="float" office:value="5584698" calcext:value-type="float">
            <text:p>5584698</text:p>
          </table:table-cell>
          <table:table-cell office:value-type="float" office:value="280040" calcext:value-type="float">
            <text:p>28004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1494962" calcext:value-type="float">
            <text:p>11494962</text:p>
          </table:table-cell>
          <table:table-cell office:value-type="float" office:value="227693091" calcext:value-type="float">
            <text:p>227693091</text:p>
          </table:table-cell>
          <table:table-cell office:value-type="float" office:value="919622919" calcext:value-type="float">
            <text:p>919622919</text:p>
          </table:table-cell>
          <table:table-cell office:value-type="float" office:value="2895770" calcext:value-type="float">
            <text:p>2895770</text:p>
          </table:table-cell>
          <table:table-cell office:value-type="float" office:value="320024" calcext:value-type="float">
            <text:p>32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7018670" calcext:value-type="float">
            <text:p>7018670</text:p>
          </table:table-cell>
          <table:table-cell office:value-type="float" office:value="316390176" calcext:value-type="float">
            <text:p>316390176</text:p>
          </table:table-cell>
          <table:table-cell office:value-type="float" office:value="1064985537" calcext:value-type="float">
            <text:p>1064985537</text:p>
          </table:table-cell>
          <table:table-cell office:value-type="float" office:value="4829693" calcext:value-type="float">
            <text:p>4829693</text:p>
          </table:table-cell>
          <table:table-cell office:value-type="float" office:value="400072" calcext:value-type="float">
            <text:p>400072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8139598" calcext:value-type="float">
            <text:p>8139598</text:p>
          </table:table-cell>
          <table:table-cell table:number-columns-repeated="2"/>
          <table:table-cell office:value-type="float" office:value="9454845" calcext:value-type="float">
            <text:p>9454845</text:p>
          </table:table-cell>
          <table:table-cell office:value-type="float" office:value="5203144" calcext:value-type="float">
            <text:p>5203144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number-columns-repeated="5"/>
        </table:table-row>
      </table:table>
      <table:table table:name="a2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est A: 10,000 / 3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2900871" calcext:value-type="float">
            <text:p>2900871</text:p>
          </table:table-cell>
          <table:table-cell office:value-type="float" office:value="556522" calcext:value-type="float">
            <text:p>556522</text:p>
          </table:table-cell>
          <table:table-cell office:value-type="float" office:value="280798275" calcext:value-type="float">
            <text:p>280798275</text:p>
          </table:table-cell>
          <table:table-cell office:value-type="float" office:value="25419142" calcext:value-type="float">
            <text:p>25419142</text:p>
          </table:table-cell>
          <table:table-cell office:value-type="float" office:value="40040" calcext:value-type="float">
            <text:p>4004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87081779" calcext:value-type="float">
            <text:p>87081779</text:p>
          </table:table-cell>
          <table:table-cell office:value-type="float" office:value="83861836" calcext:value-type="float">
            <text:p>83861836</text:p>
          </table:table-cell>
          <table:table-cell office:value-type="float" office:value="348349842" calcext:value-type="float">
            <text:p>348349842</text:p>
          </table:table-cell>
          <table:table-cell office:value-type="float" office:value="64131739" calcext:value-type="float">
            <text:p>64131739</text:p>
          </table:table-cell>
          <table:table-cell office:value-type="float" office:value="240024" calcext:value-type="float">
            <text:p>240024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3574726" calcext:value-type="float">
            <text:p>3574726</text:p>
          </table:table-cell>
          <table:table-cell office:value-type="float" office:value="49261008" calcext:value-type="float">
            <text:p>49261008</text:p>
          </table:table-cell>
          <table:table-cell office:value-type="float" office:value="371529911" calcext:value-type="float">
            <text:p>371529911</text:p>
          </table:table-cell>
          <table:table-cell office:value-type="float" office:value="40429932" calcext:value-type="float">
            <text:p>40429932</text:p>
          </table:table-cell>
          <table:table-cell office:value-type="float" office:value="240024" calcext:value-type="float">
            <text:p>240024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9996063" calcext:value-type="float">
            <text:p>9996063</text:p>
          </table:table-cell>
          <table:table-cell office:value-type="float" office:value="4512002" calcext:value-type="float">
            <text:p>4512002</text:p>
          </table:table-cell>
          <table:table-cell office:value-type="float" office:value="4927075" calcext:value-type="float">
            <text:p>4927075</text:p>
          </table:table-cell>
          <table:table-cell office:value-type="float" office:value="5882902" calcext:value-type="float">
            <text:p>5882902</text:p>
          </table:table-cell>
          <table:table-cell office:value-type="float" office:value="3038408" calcext:value-type="float">
            <text:p>3038408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5627365" calcext:value-type="float">
            <text:p>5627365</text:p>
          </table:table-cell>
          <table:table-cell office:value-type="float" office:value="1564754" calcext:value-type="float">
            <text:p>1564754</text:p>
          </table:table-cell>
          <table:table-cell office:value-type="float" office:value="3033045" calcext:value-type="float">
            <text:p>3033045</text:p>
          </table:table-cell>
          <table:table-cell office:value-type="float" office:value="2384697" calcext:value-type="float">
            <text:p>2384697</text:p>
          </table:table-cell>
          <table:table-cell office:value-type="float" office:value="558424" calcext:value-type="float">
            <text:p>558424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8415540" calcext:value-type="float">
            <text:p>8415540</text:p>
          </table:table-cell>
          <table:table-cell office:value-type="float" office:value="2546552" calcext:value-type="float">
            <text:p>2546552</text:p>
          </table:table-cell>
          <table:table-cell office:value-type="float" office:value="10839657" calcext:value-type="float">
            <text:p>10839657</text:p>
          </table:table-cell>
          <table:table-cell office:value-type="float" office:value="2028059" calcext:value-type="float">
            <text:p>2028059</text:p>
          </table:table-cell>
          <table:table-cell office:value-type="float" office:value="557640" calcext:value-type="float">
            <text:p>557640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6061452" calcext:value-type="float">
            <text:p>6061452</text:p>
          </table:table-cell>
          <table:table-cell office:value-type="float" office:value="2496001" calcext:value-type="float">
            <text:p>2496001</text:p>
          </table:table-cell>
          <table:table-cell office:value-type="float" office:value="4371480" calcext:value-type="float">
            <text:p>4371480</text:p>
          </table:table-cell>
          <table:table-cell office:value-type="float" office:value="4239306" calcext:value-type="float">
            <text:p>4239306</text:p>
          </table:table-cell>
          <table:table-cell office:value-type="float" office:value="558032" calcext:value-type="float">
            <text:p>558032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215563230" calcext:value-type="float">
            <text:p>215563230</text:p>
          </table:table-cell>
          <table:table-cell office:value-type="float" office:value="223918945" calcext:value-type="float">
            <text:p>223918945</text:p>
          </table:table-cell>
          <table:table-cell office:value-type="float" office:value="466301434" calcext:value-type="float">
            <text:p>466301434</text:p>
          </table:table-cell>
          <table:table-cell office:value-type="float" office:value="121768404" calcext:value-type="float">
            <text:p>121768404</text:p>
          </table:table-cell>
          <table:table-cell office:value-type="float" office:value="320024" calcext:value-type="float">
            <text:p>320024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13227600" calcext:value-type="float">
            <text:p>13227600</text:p>
          </table:table-cell>
          <table:table-cell office:value-type="float" office:value="6070263" calcext:value-type="float">
            <text:p>6070263</text:p>
          </table:table-cell>
          <table:table-cell office:value-type="float" office:value="6515017" calcext:value-type="float">
            <text:p>6515017</text:p>
          </table:table-cell>
          <table:table-cell office:value-type="float" office:value="18786328" calcext:value-type="float">
            <text:p>18786328</text:p>
          </table:table-cell>
          <table:table-cell office:value-type="float" office:value="1839248" calcext:value-type="float">
            <text:p>1839248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8163714" calcext:value-type="float">
            <text:p>8163714</text:p>
          </table:table-cell>
          <table:table-cell office:value-type="float" office:value="363097675" calcext:value-type="float">
            <text:p>363097675</text:p>
          </table:table-cell>
          <table:table-cell office:value-type="float" office:value="484489964" calcext:value-type="float">
            <text:p>484489964</text:p>
          </table:table-cell>
          <table:table-cell office:value-type="float" office:value="6713974" calcext:value-type="float">
            <text:p>6713974</text:p>
          </table:table-cell>
          <table:table-cell office:value-type="float" office:value="280040" calcext:value-type="float">
            <text:p>28004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3860645" calcext:value-type="float">
            <text:p>13860645</text:p>
          </table:table-cell>
          <table:table-cell office:value-type="float" office:value="186860609" calcext:value-type="float">
            <text:p>186860609</text:p>
          </table:table-cell>
          <table:table-cell office:value-type="float" office:value="859250022" calcext:value-type="float">
            <text:p>859250022</text:p>
          </table:table-cell>
          <table:table-cell office:value-type="float" office:value="3019595" calcext:value-type="float">
            <text:p>3019595</text:p>
          </table:table-cell>
          <table:table-cell office:value-type="float" office:value="320024" calcext:value-type="float">
            <text:p>32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6964872" calcext:value-type="float">
            <text:p>6964872</text:p>
          </table:table-cell>
          <table:table-cell office:value-type="float" office:value="317264843" calcext:value-type="float">
            <text:p>317264843</text:p>
          </table:table-cell>
          <table:table-cell office:value-type="float" office:value="1081229951" calcext:value-type="float">
            <text:p>1081229951</text:p>
          </table:table-cell>
          <table:table-cell office:value-type="float" office:value="5004060" calcext:value-type="float">
            <text:p>5004060</text:p>
          </table:table-cell>
          <table:table-cell office:value-type="float" office:value="399680" calcext:value-type="float">
            <text:p>399680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12118730" calcext:value-type="float">
            <text:p>12118730</text:p>
          </table:table-cell>
          <table:table-cell table:number-columns-repeated="2"/>
          <table:table-cell office:value-type="float" office:value="7870148" calcext:value-type="float">
            <text:p>7870148</text:p>
          </table:table-cell>
          <table:table-cell office:value-type="float" office:value="5201968" calcext:value-type="float">
            <text:p>5201968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number-columns-repeated="5"/>
        </table:table-row>
      </table:table>
      <table:table table:name="a3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est A: 10,000 / 3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2904118" calcext:value-type="float">
            <text:p>2904118</text:p>
          </table:table-cell>
          <table:table-cell office:value-type="float" office:value="1030493" calcext:value-type="float">
            <text:p>1030493</text:p>
          </table:table-cell>
          <table:table-cell office:value-type="float" office:value="267468646" calcext:value-type="float">
            <text:p>267468646</text:p>
          </table:table-cell>
          <table:table-cell office:value-type="float" office:value="25798505" calcext:value-type="float">
            <text:p>25798505</text:p>
          </table:table-cell>
          <table:table-cell office:value-type="float" office:value="39648" calcext:value-type="float">
            <text:p>39648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88977200" calcext:value-type="float">
            <text:p>88977200</text:p>
          </table:table-cell>
          <table:table-cell office:value-type="float" office:value="83267285" calcext:value-type="float">
            <text:p>83267285</text:p>
          </table:table-cell>
          <table:table-cell office:value-type="float" office:value="337534765" calcext:value-type="float">
            <text:p>337534765</text:p>
          </table:table-cell>
          <table:table-cell office:value-type="float" office:value="67620206" calcext:value-type="float">
            <text:p>67620206</text:p>
          </table:table-cell>
          <table:table-cell office:value-type="float" office:value="239632" calcext:value-type="float">
            <text:p>239632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2999190" calcext:value-type="float">
            <text:p>2999190</text:p>
          </table:table-cell>
          <table:table-cell office:value-type="float" office:value="48840834" calcext:value-type="float">
            <text:p>48840834</text:p>
          </table:table-cell>
          <table:table-cell office:value-type="float" office:value="342408043" calcext:value-type="float">
            <text:p>342408043</text:p>
          </table:table-cell>
          <table:table-cell office:value-type="float" office:value="41881526" calcext:value-type="float">
            <text:p>41881526</text:p>
          </table:table-cell>
          <table:table-cell office:value-type="float" office:value="240024" calcext:value-type="float">
            <text:p>240024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12700760" calcext:value-type="float">
            <text:p>12700760</text:p>
          </table:table-cell>
          <table:table-cell office:value-type="float" office:value="6176003" calcext:value-type="float">
            <text:p>6176003</text:p>
          </table:table-cell>
          <table:table-cell office:value-type="float" office:value="5740524" calcext:value-type="float">
            <text:p>5740524</text:p>
          </table:table-cell>
          <table:table-cell office:value-type="float" office:value="9641627" calcext:value-type="float">
            <text:p>9641627</text:p>
          </table:table-cell>
          <table:table-cell office:value-type="float" office:value="835464" calcext:value-type="float">
            <text:p>835464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6443134" calcext:value-type="float">
            <text:p>6443134</text:p>
          </table:table-cell>
          <table:table-cell office:value-type="float" office:value="1947363" calcext:value-type="float">
            <text:p>1947363</text:p>
          </table:table-cell>
          <table:table-cell office:value-type="float" office:value="4712350" calcext:value-type="float">
            <text:p>4712350</text:p>
          </table:table-cell>
          <table:table-cell office:value-type="float" office:value="2765914" calcext:value-type="float">
            <text:p>2765914</text:p>
          </table:table-cell>
          <table:table-cell office:value-type="float" office:value="558032" calcext:value-type="float">
            <text:p>558032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7878033" calcext:value-type="float">
            <text:p>7878033</text:p>
          </table:table-cell>
          <table:table-cell office:value-type="float" office:value="3096581" calcext:value-type="float">
            <text:p>3096581</text:p>
          </table:table-cell>
          <table:table-cell office:value-type="float" office:value="3596987" calcext:value-type="float">
            <text:p>3596987</text:p>
          </table:table-cell>
          <table:table-cell office:value-type="float" office:value="4952582" calcext:value-type="float">
            <text:p>4952582</text:p>
          </table:table-cell>
          <table:table-cell office:value-type="float" office:value="558032" calcext:value-type="float">
            <text:p>558032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8008815" calcext:value-type="float">
            <text:p>8008815</text:p>
          </table:table-cell>
          <table:table-cell office:value-type="float" office:value="2470494" calcext:value-type="float">
            <text:p>2470494</text:p>
          </table:table-cell>
          <table:table-cell office:value-type="float" office:value="5049510" calcext:value-type="float">
            <text:p>5049510</text:p>
          </table:table-cell>
          <table:table-cell office:value-type="float" office:value="2780755" calcext:value-type="float">
            <text:p>2780755</text:p>
          </table:table-cell>
          <table:table-cell office:value-type="float" office:value="558424" calcext:value-type="float">
            <text:p>558424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212479171" calcext:value-type="float">
            <text:p>212479171</text:p>
          </table:table-cell>
          <table:table-cell office:value-type="float" office:value="220110943" calcext:value-type="float">
            <text:p>220110943</text:p>
          </table:table-cell>
          <table:table-cell office:value-type="float" office:value="544958862" calcext:value-type="float">
            <text:p>544958862</text:p>
          </table:table-cell>
          <table:table-cell office:value-type="float" office:value="125560638" calcext:value-type="float">
            <text:p>125560638</text:p>
          </table:table-cell>
          <table:table-cell office:value-type="float" office:value="320416" calcext:value-type="float">
            <text:p>320416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11097976" calcext:value-type="float">
            <text:p>11097976</text:p>
          </table:table-cell>
          <table:table-cell office:value-type="float" office:value="10253454" calcext:value-type="float">
            <text:p>10253454</text:p>
          </table:table-cell>
          <table:table-cell office:value-type="float" office:value="4582494" calcext:value-type="float">
            <text:p>4582494</text:p>
          </table:table-cell>
          <table:table-cell office:value-type="float" office:value="13372296" calcext:value-type="float">
            <text:p>13372296</text:p>
          </table:table-cell>
          <table:table-cell office:value-type="float" office:value="1839120" calcext:value-type="float">
            <text:p>1839120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5515133" calcext:value-type="float">
            <text:p>5515133</text:p>
          </table:table-cell>
          <table:table-cell office:value-type="float" office:value="398077866" calcext:value-type="float">
            <text:p>398077866</text:p>
          </table:table-cell>
          <table:table-cell office:value-type="float" office:value="508643482" calcext:value-type="float">
            <text:p>508643482</text:p>
          </table:table-cell>
          <table:table-cell office:value-type="float" office:value="6068872" calcext:value-type="float">
            <text:p>6068872</text:p>
          </table:table-cell>
          <table:table-cell office:value-type="float" office:value="280040" calcext:value-type="float">
            <text:p>28004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1485687" calcext:value-type="float">
            <text:p>11485687</text:p>
          </table:table-cell>
          <table:table-cell office:value-type="float" office:value="249153043" calcext:value-type="float">
            <text:p>249153043</text:p>
          </table:table-cell>
          <table:table-cell office:value-type="float" office:value="890709747" calcext:value-type="float">
            <text:p>890709747</text:p>
          </table:table-cell>
          <table:table-cell office:value-type="float" office:value="2022030" calcext:value-type="float">
            <text:p>2022030</text:p>
          </table:table-cell>
          <table:table-cell office:value-type="float" office:value="320024" calcext:value-type="float">
            <text:p>32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7673569" calcext:value-type="float">
            <text:p>7673569</text:p>
          </table:table-cell>
          <table:table-cell office:value-type="float" office:value="302843966" calcext:value-type="float">
            <text:p>302843966</text:p>
          </table:table-cell>
          <table:table-cell office:value-type="float" office:value="1094411638" calcext:value-type="float">
            <text:p>1094411638</text:p>
          </table:table-cell>
          <table:table-cell office:value-type="float" office:value="5550379" calcext:value-type="float">
            <text:p>5550379</text:p>
          </table:table-cell>
          <table:table-cell office:value-type="float" office:value="400072" calcext:value-type="float">
            <text:p>400072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10602208" calcext:value-type="float">
            <text:p>10602208</text:p>
          </table:table-cell>
          <table:table-cell table:number-columns-repeated="2"/>
          <table:table-cell office:value-type="float" office:value="6322554" calcext:value-type="float">
            <text:p>6322554</text:p>
          </table:table-cell>
          <table:table-cell office:value-type="float" office:value="5202752" calcext:value-type="float">
            <text:p>5202752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number-columns-repeated="5"/>
        </table:table-row>
      </table:table>
      <table:table table:name="ResultsB" table:style-name="ta1">
        <table:table-column table:style-name="co1" table:default-cell-style-name="Default"/>
        <table:table-column table:style-name="co4" table:default-cell-style-name="ce3"/>
        <table:table-column table:style-name="co3" table:number-columns-repeated="3" table:default-cell-style-name="ce3"/>
        <table:table-column table:style-name="co3" table:default-cell-style-name="ce4"/>
        <table:table-row table:style-name="ro1">
          <table:table-cell office:value-type="float" office:value="20000" calcext:value-type="float">
            <text:p>20000</text:p>
          </table:table-cell>
          <table:table-cell table:style-name="Default" office:value-type="string" calcext:value-type="string">
            <text:p>Insert (μs)</text:p>
          </table:table-cell>
          <table:table-cell table:style-name="Default" office:value-type="string" calcext:value-type="string">
            <text:p>Access (μs)</text:p>
          </table:table-cell>
          <table:table-cell table:style-name="Default" office:value-type="string" calcext:value-type="string">
            <text:p>Search (μs)</text:p>
          </table:table-cell>
          <table:table-cell table:style-name="Default" office:value-type="string" calcext:value-type="string">
            <text:p>Delete (μs)</text:p>
          </table:table-cell>
          <table:table-cell table:style-name="Default" office:value-type="string" calcext:value-type="string">
            <text:p>Size (KB)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table:formula="of:=ROUND(AVERAGE([b1.B2];[b2.B2];[b3.B2])/(1000*[ResultsB.$A$1]); 1)" office:value-type="float" office:value="0.2" calcext:value-type="float">
            <text:p>0.2</text:p>
          </table:table-cell>
          <table:table-cell table:formula="of:=ROUND(AVERAGE([b1.C2];[b2.C2];[b3.C2])/(1000*[ResultsB.$A$1]); 2)" office:value-type="float" office:value="0.03" calcext:value-type="float">
            <text:p>0.03</text:p>
          </table:table-cell>
          <table:table-cell table:formula="of:=ROUND(AVERAGE([b1.D2];[b2.D2];[b3.D2])/(1000*[ResultsB.$A$1]); 1)" office:value-type="float" office:value="45.6" calcext:value-type="float">
            <text:p>45.6</text:p>
          </table:table-cell>
          <table:table-cell table:formula="of:=ROUND(AVERAGE([b1.E2];[b2.E2];[b3.E2])/(1000*[ResultsB.$A$1]); 1)" office:value-type="float" office:value="3.9" calcext:value-type="float">
            <text:p>3.9</text:p>
          </table:table-cell>
          <table:table-cell table:formula="of:=ROUND(AVERAGE([b1.F2];[b2.F2];[b3.F2])/1000; 0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table:formula="of:=ROUND(AVERAGE([b1.B3];[b2.B3];[b3.B3])/(1000*[ResultsB.$A$1]); 1)" office:value-type="float" office:value="16.7" calcext:value-type="float">
            <text:p>16.7</text:p>
          </table:table-cell>
          <table:table-cell table:formula="of:=ROUND(AVERAGE([b1.C3];[b2.C3];[b3.C3])/(1000*[ResultsB.$A$1]); 1)" office:value-type="float" office:value="16.4" calcext:value-type="float">
            <text:p>16.4</text:p>
          </table:table-cell>
          <table:table-cell table:formula="of:=ROUND(AVERAGE([b1.D3];[b2.D3];[b3.D3])/(1000*[ResultsB.$A$1]); 1)" office:value-type="float" office:value="58.1" calcext:value-type="float">
            <text:p>58.1</text:p>
          </table:table-cell>
          <table:table-cell table:formula="of:=ROUND(AVERAGE([b1.E3];[b2.E3];[b3.E3])/(1000*[ResultsB.$A$1]); 1)" office:value-type="float" office:value="13.3" calcext:value-type="float">
            <text:p>13.3</text:p>
          </table:table-cell>
          <table:table-cell table:formula="of:=ROUND(AVERAGE([b1.F3];[b2.F3];[b3.F3])/1000; 0)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table:formula="of:=ROUND(AVERAGE([b1.B4];[b2.B4];[b3.B4])/(1000*[ResultsB.$A$1]); 1)" office:value-type="float" office:value="0.2" calcext:value-type="float">
            <text:p>0.2</text:p>
          </table:table-cell>
          <table:table-cell table:formula="of:=ROUND(AVERAGE([b1.C4];[b2.C4];[b3.C4])/(1000*[ResultsB.$A$1]); 1)" office:value-type="float" office:value="8.7" calcext:value-type="float">
            <text:p>8.7</text:p>
          </table:table-cell>
          <table:table-cell table:formula="of:=ROUND(AVERAGE([b1.D4];[b2.D4];[b3.D4])/(1000*[ResultsB.$A$1]); 1)" office:value-type="float" office:value="57.6" calcext:value-type="float">
            <text:p>57.6</text:p>
          </table:table-cell>
          <table:table-cell table:formula="of:=ROUND(AVERAGE([b1.E4];[b2.E4];[b3.E4])/(1000*[ResultsB.$A$1]); 1)" office:value-type="float" office:value="7.1" calcext:value-type="float">
            <text:p>7.1</text:p>
          </table:table-cell>
          <table:table-cell table:formula="of:=ROUND(AVERAGE([b1.F4];[b2.F4];[b3.F4])/1000; 0)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table:formula="of:=ROUND(AVERAGE([b1.B5];[b2.B5];[b3.B5])/(1000*[ResultsB.$A$1]); 1)" office:value-type="float" office:value="0.7" calcext:value-type="float">
            <text:p>0.7</text:p>
          </table:table-cell>
          <table:table-cell table:formula="of:=ROUND(AVERAGE([b1.C5];[b2.C5];[b3.C5])/(1000*[ResultsB.$A$1]); 1)" office:value-type="float" office:value="0.4" calcext:value-type="float">
            <text:p>0.4</text:p>
          </table:table-cell>
          <table:table-cell table:formula="of:=ROUND(AVERAGE([b1.D5];[b2.D5];[b3.D5])/(1000*[ResultsB.$A$1]); 1)" office:value-type="float" office:value="0.5" calcext:value-type="float">
            <text:p>0.5</text:p>
          </table:table-cell>
          <table:table-cell table:formula="of:=ROUND(AVERAGE([b1.E5];[b2.E5];[b3.E5])/(1000*[ResultsB.$A$1]); 1)" office:value-type="float" office:value="0.4" calcext:value-type="float">
            <text:p>0.4</text:p>
          </table:table-cell>
          <table:table-cell table:formula="of:=ROUND(AVERAGE([b1.F5];[b2.F5];[b3.F5])/1000; 0)"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table:formula="of:=ROUND(AVERAGE([b1.B6];[b2.B6];[b3.B6])/(1000*[ResultsB.$A$1]); 1)" office:value-type="float" office:value="0.5" calcext:value-type="float">
            <text:p>0.5</text:p>
          </table:table-cell>
          <table:table-cell table:formula="of:=ROUND(AVERAGE([b1.C6];[b2.C6];[b3.C6])/(1000*[ResultsB.$A$1]); 1)" office:value-type="float" office:value="0.3" calcext:value-type="float">
            <text:p>0.3</text:p>
          </table:table-cell>
          <table:table-cell table:formula="of:=ROUND(AVERAGE([b1.D6];[b2.D6];[b3.D6])/(1000*[ResultsB.$A$1]); 1)" office:value-type="float" office:value="1" calcext:value-type="float">
            <text:p>1</text:p>
          </table:table-cell>
          <table:table-cell table:formula="of:=ROUND(AVERAGE([b1.E6];[b2.E6];[b3.E6])/(1000*[ResultsB.$A$1]); 1)" office:value-type="float" office:value="0.4" calcext:value-type="float">
            <text:p>0.4</text:p>
          </table:table-cell>
          <table:table-cell table:formula="of:=ROUND(AVERAGE([b1.F6];[b2.F6];[b3.F6])/1000; 0)"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table:formula="of:=ROUND(AVERAGE([b1.B7];[b2.B7];[b3.B7])/(1000*[ResultsB.$A$1]); 1)" office:value-type="float" office:value="1" calcext:value-type="float">
            <text:p>1</text:p>
          </table:table-cell>
          <table:table-cell table:formula="of:=ROUND(AVERAGE([b1.C7];[b2.C7];[b3.C7])/(1000*[ResultsB.$A$1]); 1)" office:value-type="float" office:value="0.2" calcext:value-type="float">
            <text:p>0.2</text:p>
          </table:table-cell>
          <table:table-cell table:formula="of:=ROUND(AVERAGE([b1.D7];[b2.D7];[b3.D7])/(1000*[ResultsB.$A$1]); 1)" office:value-type="float" office:value="0.5" calcext:value-type="float">
            <text:p>0.5</text:p>
          </table:table-cell>
          <table:table-cell table:formula="of:=ROUND(AVERAGE([b1.E7];[b2.E7];[b3.E7])/(1000*[ResultsB.$A$1]); 1)" office:value-type="float" office:value="0.3" calcext:value-type="float">
            <text:p>0.3</text:p>
          </table:table-cell>
          <table:table-cell table:formula="of:=ROUND(AVERAGE([b1.F7];[b2.F7];[b3.F7])/1000; 0)"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table:formula="of:=ROUND(AVERAGE([b1.B8];[b2.B8];[b3.B8])/(1000*[ResultsB.$A$1]); 1)" office:value-type="float" office:value="0.6" calcext:value-type="float">
            <text:p>0.6</text:p>
          </table:table-cell>
          <table:table-cell table:formula="of:=ROUND(AVERAGE([b1.C8];[b2.C8];[b3.C8])/(1000*[ResultsB.$A$1]); 1)" office:value-type="float" office:value="0.3" calcext:value-type="float">
            <text:p>0.3</text:p>
          </table:table-cell>
          <table:table-cell table:formula="of:=ROUND(AVERAGE([b1.D8];[b2.D8];[b3.D8])/(1000*[ResultsB.$A$1]); 1)" office:value-type="float" office:value="0.9" calcext:value-type="float">
            <text:p>0.9</text:p>
          </table:table-cell>
          <table:table-cell table:formula="of:=ROUND(AVERAGE([b1.E8];[b2.E8];[b3.E8])/(1000*[ResultsB.$A$1]); 1)" office:value-type="float" office:value="0.5" calcext:value-type="float">
            <text:p>0.5</text:p>
          </table:table-cell>
          <table:table-cell table:formula="of:=ROUND(AVERAGE([b1.F8];[b2.F8];[b3.F8])/1000; 0)"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table:formula="of:=ROUND(AVERAGE([b1.B9];[b2.B9];[b3.B9])/(1000*[ResultsB.$A$1]); 1)" office:value-type="float" office:value="40.8" calcext:value-type="float">
            <text:p>40.8</text:p>
          </table:table-cell>
          <table:table-cell table:formula="of:=ROUND(AVERAGE([b1.C9];[b2.C9];[b3.C9])/(1000*[ResultsB.$A$1]); 1)" office:value-type="float" office:value="43" calcext:value-type="float">
            <text:p>43</text:p>
          </table:table-cell>
          <table:table-cell table:formula="of:=ROUND(AVERAGE([b1.D9];[b2.D9];[b3.D9])/(1000*[ResultsB.$A$1]); 1)" office:value-type="float" office:value="87.7" calcext:value-type="float">
            <text:p>87.7</text:p>
          </table:table-cell>
          <table:table-cell table:formula="of:=ROUND(AVERAGE([b1.E9];[b2.E9];[b3.E9])/(1000*[ResultsB.$A$1]); 1)" office:value-type="float" office:value="23.3" calcext:value-type="float">
            <text:p>23.3</text:p>
          </table:table-cell>
          <table:table-cell table:formula="of:=ROUND(AVERAGE([b1.F9];[b2.F9];[b3.F9])/1000; 0)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table:formula="of:=ROUND(AVERAGE([b1.B10];[b2.B10];[b3.B10])/(1000*[ResultsB.$A$1]); 1)" office:value-type="float" office:value="0.7" calcext:value-type="float">
            <text:p>0.7</text:p>
          </table:table-cell>
          <table:table-cell table:formula="of:=ROUND(AVERAGE([b1.C10];[b2.C10];[b3.C10])/(1000*[ResultsB.$A$1]); 1)" office:value-type="float" office:value="0.6" calcext:value-type="float">
            <text:p>0.6</text:p>
          </table:table-cell>
          <table:table-cell table:formula="of:=ROUND(AVERAGE([b1.D10];[b2.D10];[b3.D10])/(1000*[ResultsB.$A$1]); 1)" office:value-type="float" office:value="0.6" calcext:value-type="float">
            <text:p>0.6</text:p>
          </table:table-cell>
          <table:table-cell table:formula="of:=ROUND(AVERAGE([b1.E10];[b2.E10];[b3.E10])/(1000*[ResultsB.$A$1]); 1)" office:value-type="float" office:value="1.3" calcext:value-type="float">
            <text:p>1.3</text:p>
          </table:table-cell>
          <table:table-cell table:formula="of:=ROUND(AVERAGE([b1.F10];[b2.F10];[b3.F10])/1000; 0)" office:value-type="float" office:value="3426" calcext:value-type="float">
            <text:p>3426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table:formula="of:=ROUND(AVERAGE([b1.B11];[b2.B11];[b3.B11])/(1000*[ResultsB.$A$1]); 1)" office:value-type="float" office:value="0.4" calcext:value-type="float">
            <text:p>0.4</text:p>
          </table:table-cell>
          <table:table-cell table:formula="of:=ROUND(AVERAGE([b1.C11];[b2.C11];[b3.C11])/(1000*[ResultsB.$A$1]); 1)" office:value-type="float" office:value="69.6" calcext:value-type="float">
            <text:p>69.6</text:p>
          </table:table-cell>
          <table:table-cell table:formula="of:=ROUND(AVERAGE([b1.D11];[b2.D11];[b3.D11])/(1000*[ResultsB.$A$1]); 1)" office:value-type="float" office:value="91.3" calcext:value-type="float">
            <text:p>91.3</text:p>
          </table:table-cell>
          <table:table-cell table:formula="of:=ROUND(AVERAGE([b1.E11];[b2.E11];[b3.E11])/(1000*[ResultsB.$A$1]); 1)" office:value-type="float" office:value="0.5" calcext:value-type="float">
            <text:p>0.5</text:p>
          </table:table-cell>
          <table:table-cell table:formula="of:=ROUND(AVERAGE([b1.F11];[b2.F11];[b3.F11])/1000; 0)"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 Tree</text:p>
          </table:table-cell>
          <table:table-cell table:formula="of:=ROUND(AVERAGE([b1.B13];[b2.B13];[b3.B13])/(1000*[ResultsB.$A$1]); 1)" office:value-type="float" office:value="0.9" calcext:value-type="float">
            <text:p>0.9</text:p>
          </table:table-cell>
          <table:table-cell table:formula="of:=ROUND(AVERAGE([b1.C13];[b2.C13];[b3.C13])/(1000*[ResultsB.$A$1]); 1)" office:value-type="float" office:value="45.3" calcext:value-type="float">
            <text:p>45.3</text:p>
          </table:table-cell>
          <table:table-cell table:formula="of:=ROUND(AVERAGE([b1.D13];[b2.D13];[b3.D13])/(1000*[ResultsB.$A$1]); 1)" office:value-type="float" office:value="186.8" calcext:value-type="float">
            <text:p>186.8</text:p>
          </table:table-cell>
          <table:table-cell table:formula="of:=ROUND(AVERAGE([b1.E13];[b2.E13];[b3.E13])/(1000*[ResultsB.$A$1]); 1)" office:value-type="float" office:value="0.3" calcext:value-type="float">
            <text:p>0.3</text:p>
          </table:table-cell>
          <table:table-cell table:formula="of:=ROUND(AVERAGE([b1.F13];[b2.F13];[b3.F13])/1000; 0)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table:formula="of:=ROUND(AVERAGE([b1.B14];[b2.B14];[b3.B14])/(1000*[ResultsB.$A$1]); 1)" office:value-type="float" office:value="0.5" calcext:value-type="float">
            <text:p>0.5</text:p>
          </table:table-cell>
          <table:table-cell table:formula="of:=ROUND(AVERAGE([b1.C14];[b2.C14];[b3.C14])/(1000*[ResultsB.$A$1]); 1)" office:value-type="float" office:value="76" calcext:value-type="float">
            <text:p>76</text:p>
          </table:table-cell>
          <table:table-cell table:formula="of:=ROUND(AVERAGE([b1.D14];[b2.D14];[b3.D14])/(1000*[ResultsB.$A$1]); 1)" office:value-type="float" office:value="223.1" calcext:value-type="float">
            <text:p>223.1</text:p>
          </table:table-cell>
          <table:table-cell table:formula="of:=ROUND(AVERAGE([b1.E14];[b2.E14];[b3.E14])/(1000*[ResultsB.$A$1]); 1)" office:value-type="float" office:value="0.5" calcext:value-type="float">
            <text:p>0.5</text:p>
          </table:table-cell>
          <table:table-cell table:formula="of:=ROUND(AVERAGE([b1.F14];[b2.F14];[b3.F14])/1000; 0)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table:formula="of:=ROUND(AVERAGE([b1.B15];[b2.B15];[b3.B15])/(1000*[ResultsB.$A$1]); 1)" office:value-type="float" office:value="1" calcext:value-type="float">
            <text:p>1</text:p>
          </table:table-cell>
          <table:table-cell table:number-columns-repeated="2"/>
          <table:table-cell table:formula="of:=ROUND(AVERAGE([b1.E15];[b2.E15];[b3.E15])/(1000*[ResultsB.$A$1]); 1)" office:value-type="float" office:value="0.7" calcext:value-type="float">
            <text:p>0.7</text:p>
          </table:table-cell>
          <table:table-cell table:formula="of:=ROUND(AVERAGE([b1.F15];[b2.F15];[b3.F15])/1000; 0)" office:value-type="float" office:value="5203" calcext:value-type="float">
            <text:p>5203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style-name="Default" table:number-columns-repeated="5"/>
        </table:table-row>
        <calcext:conditional-formats>
          <calcext:conditional-format calcext:target-range-address="ResultsB.B2:ResultsB.E15">
            <calcext:color-scale>
              <calcext:color-scale-entry calcext:value="0" calcext:type="minimum" calcext:color="#99ff99"/>
              <calcext:color-scale-entry calcext:value="5" calcext:type="percent" calcext:color="#ffff66"/>
              <calcext:color-scale-entry calcext:value="0" calcext:type="maximum" calcext:color="#ff9999"/>
            </calcext:color-scale>
          </calcext:conditional-format>
          <calcext:conditional-format calcext:target-range-address="ResultsB.F2:ResultsB.F15">
            <calcext:color-scale>
              <calcext:color-scale-entry calcext:value="0" calcext:type="minimum" calcext:color="#99ff99"/>
              <calcext:color-scale-entry calcext:value="25" calcext:type="percent" calcext:color="#ffff66"/>
              <calcext:color-scale-entry calcext:value="0" calcext:type="maximum" calcext:color="#ff9999"/>
            </calcext:color-scale>
          </calcext:conditional-format>
        </calcext:conditional-formats>
      </table:table>
      <table:table table:name="b1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3934611" calcext:value-type="float">
            <text:p>3934611</text:p>
          </table:table-cell>
          <table:table-cell office:value-type="float" office:value="538899" calcext:value-type="float">
            <text:p>538899</text:p>
          </table:table-cell>
          <table:table-cell office:value-type="float" office:value="912919612" calcext:value-type="float">
            <text:p>912919612</text:p>
          </table:table-cell>
          <table:table-cell office:value-type="float" office:value="76944732" calcext:value-type="float">
            <text:p>76944732</text:p>
          </table:table-cell>
          <table:table-cell office:value-type="float" office:value="79648" calcext:value-type="float">
            <text:p>79648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329945660" calcext:value-type="float">
            <text:p>329945660</text:p>
          </table:table-cell>
          <table:table-cell office:value-type="float" office:value="326875978" calcext:value-type="float">
            <text:p>326875978</text:p>
          </table:table-cell>
          <table:table-cell office:value-type="float" office:value="1163732945" calcext:value-type="float">
            <text:p>1163732945</text:p>
          </table:table-cell>
          <table:table-cell office:value-type="float" office:value="260653570" calcext:value-type="float">
            <text:p>260653570</text:p>
          </table:table-cell>
          <table:table-cell office:value-type="float" office:value="480024" calcext:value-type="float">
            <text:p>480024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4161393" calcext:value-type="float">
            <text:p>4161393</text:p>
          </table:table-cell>
          <table:table-cell office:value-type="float" office:value="177387212" calcext:value-type="float">
            <text:p>177387212</text:p>
          </table:table-cell>
          <table:table-cell office:value-type="float" office:value="1145001806" calcext:value-type="float">
            <text:p>1145001806</text:p>
          </table:table-cell>
          <table:table-cell office:value-type="float" office:value="141625109" calcext:value-type="float">
            <text:p>141625109</text:p>
          </table:table-cell>
          <table:table-cell office:value-type="float" office:value="480024" calcext:value-type="float">
            <text:p>480024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16269457" calcext:value-type="float">
            <text:p>16269457</text:p>
          </table:table-cell>
          <table:table-cell office:value-type="float" office:value="6866554" calcext:value-type="float">
            <text:p>6866554</text:p>
          </table:table-cell>
          <table:table-cell office:value-type="float" office:value="9936237" calcext:value-type="float">
            <text:p>9936237</text:p>
          </table:table-cell>
          <table:table-cell office:value-type="float" office:value="8529163" calcext:value-type="float">
            <text:p>8529163</text:p>
          </table:table-cell>
          <table:table-cell office:value-type="float" office:value="1683744" calcext:value-type="float">
            <text:p>1683744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10701454" calcext:value-type="float">
            <text:p>10701454</text:p>
          </table:table-cell>
          <table:table-cell office:value-type="float" office:value="6699597" calcext:value-type="float">
            <text:p>6699597</text:p>
          </table:table-cell>
          <table:table-cell office:value-type="float" office:value="17233631" calcext:value-type="float">
            <text:p>17233631</text:p>
          </table:table-cell>
          <table:table-cell office:value-type="float" office:value="6540989" calcext:value-type="float">
            <text:p>6540989</text:p>
          </table:table-cell>
          <table:table-cell office:value-type="float" office:value="1118032" calcext:value-type="float">
            <text:p>1118032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18582733" calcext:value-type="float">
            <text:p>18582733</text:p>
          </table:table-cell>
          <table:table-cell office:value-type="float" office:value="4328350" calcext:value-type="float">
            <text:p>4328350</text:p>
          </table:table-cell>
          <table:table-cell office:value-type="float" office:value="14026673" calcext:value-type="float">
            <text:p>14026673</text:p>
          </table:table-cell>
          <table:table-cell office:value-type="float" office:value="6560467" calcext:value-type="float">
            <text:p>6560467</text:p>
          </table:table-cell>
          <table:table-cell office:value-type="float" office:value="1437640" calcext:value-type="float">
            <text:p>1437640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11016817" calcext:value-type="float">
            <text:p>11016817</text:p>
          </table:table-cell>
          <table:table-cell office:value-type="float" office:value="6947713" calcext:value-type="float">
            <text:p>6947713</text:p>
          </table:table-cell>
          <table:table-cell office:value-type="float" office:value="19036762" calcext:value-type="float">
            <text:p>19036762</text:p>
          </table:table-cell>
          <table:table-cell office:value-type="float" office:value="13579600" calcext:value-type="float">
            <text:p>13579600</text:p>
          </table:table-cell>
          <table:table-cell office:value-type="float" office:value="1118192" calcext:value-type="float">
            <text:p>1118192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804891736" calcext:value-type="float">
            <text:p>804891736</text:p>
          </table:table-cell>
          <table:table-cell office:value-type="float" office:value="877426957" calcext:value-type="float">
            <text:p>877426957</text:p>
          </table:table-cell>
          <table:table-cell office:value-type="float" office:value="1667532832" calcext:value-type="float">
            <text:p>1667532832</text:p>
          </table:table-cell>
          <table:table-cell office:value-type="float" office:value="474329728" calcext:value-type="float">
            <text:p>474329728</text:p>
          </table:table-cell>
          <table:table-cell office:value-type="float" office:value="640024" calcext:value-type="float">
            <text:p>640024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1952984" calcext:value-type="float">
            <text:p>1952984</text:p>
          </table:table-cell>
          <table:table-cell office:value-type="float" office:value="12521281" calcext:value-type="float">
            <text:p>12521281</text:p>
          </table:table-cell>
          <table:table-cell office:value-type="float" office:value="9894498" calcext:value-type="float">
            <text:p>9894498</text:p>
          </table:table-cell>
          <table:table-cell office:value-type="float" office:value="21498908" calcext:value-type="float">
            <text:p>21498908</text:p>
          </table:table-cell>
          <table:table-cell office:value-type="float" office:value="3426832" calcext:value-type="float">
            <text:p>3426832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8396526" calcext:value-type="float">
            <text:p>8396526</text:p>
          </table:table-cell>
          <table:table-cell office:value-type="float" office:value="1374824985" calcext:value-type="float">
            <text:p>1374824985</text:p>
          </table:table-cell>
          <table:table-cell office:value-type="float" office:value="1845399116" calcext:value-type="float">
            <text:p>1845399116</text:p>
          </table:table-cell>
          <table:table-cell office:value-type="float" office:value="9327772" calcext:value-type="float">
            <text:p>9327772</text:p>
          </table:table-cell>
          <table:table-cell office:value-type="float" office:value="559648" calcext:value-type="float">
            <text:p>559648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6579718" calcext:value-type="float">
            <text:p>16579718</text:p>
          </table:table-cell>
          <table:table-cell office:value-type="float" office:value="880287944" calcext:value-type="float">
            <text:p>880287944</text:p>
          </table:table-cell>
          <table:table-cell office:value-type="float" office:value="3766113283" calcext:value-type="float">
            <text:p>3766113283</text:p>
          </table:table-cell>
          <table:table-cell office:value-type="float" office:value="6007191" calcext:value-type="float">
            <text:p>6007191</text:p>
          </table:table-cell>
          <table:table-cell office:value-type="float" office:value="640024" calcext:value-type="float">
            <text:p>64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11317338" calcext:value-type="float">
            <text:p>11317338</text:p>
          </table:table-cell>
          <table:table-cell office:value-type="float" office:value="1516360587" calcext:value-type="float">
            <text:p>1516360587</text:p>
          </table:table-cell>
          <table:table-cell office:value-type="float" office:value="4376406899" calcext:value-type="float">
            <text:p>4376406899</text:p>
          </table:table-cell>
          <table:table-cell office:value-type="float" office:value="9627367" calcext:value-type="float">
            <text:p>9627367</text:p>
          </table:table-cell>
          <table:table-cell office:value-type="float" office:value="799680" calcext:value-type="float">
            <text:p>799680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21568474" calcext:value-type="float">
            <text:p>21568474</text:p>
          </table:table-cell>
          <table:table-cell table:number-columns-repeated="2"/>
          <table:table-cell office:value-type="float" office:value="13396412" calcext:value-type="float">
            <text:p>13396412</text:p>
          </table:table-cell>
          <table:table-cell office:value-type="float" office:value="5202752" calcext:value-type="float">
            <text:p>5202752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number-columns-repeated="5"/>
        </table:table-row>
      </table:table>
      <table:table table:name="b2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3979596" calcext:value-type="float">
            <text:p>3979596</text:p>
          </table:table-cell>
          <table:table-cell office:value-type="float" office:value="603826" calcext:value-type="float">
            <text:p>603826</text:p>
          </table:table-cell>
          <table:table-cell office:value-type="float" office:value="906024768" calcext:value-type="float">
            <text:p>906024768</text:p>
          </table:table-cell>
          <table:table-cell office:value-type="float" office:value="76018122" calcext:value-type="float">
            <text:p>76018122</text:p>
          </table:table-cell>
          <table:table-cell office:value-type="float" office:value="80040" calcext:value-type="float">
            <text:p>8004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329889544" calcext:value-type="float">
            <text:p>329889544</text:p>
          </table:table-cell>
          <table:table-cell office:value-type="float" office:value="333174879" calcext:value-type="float">
            <text:p>333174879</text:p>
          </table:table-cell>
          <table:table-cell office:value-type="float" office:value="1169089470" calcext:value-type="float">
            <text:p>1169089470</text:p>
          </table:table-cell>
          <table:table-cell office:value-type="float" office:value="273028764" calcext:value-type="float">
            <text:p>273028764</text:p>
          </table:table-cell>
          <table:table-cell office:value-type="float" office:value="479632" calcext:value-type="float">
            <text:p>479632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4027364" calcext:value-type="float">
            <text:p>4027364</text:p>
          </table:table-cell>
          <table:table-cell office:value-type="float" office:value="172712428" calcext:value-type="float">
            <text:p>172712428</text:p>
          </table:table-cell>
          <table:table-cell office:value-type="float" office:value="1151273346" calcext:value-type="float">
            <text:p>1151273346</text:p>
          </table:table-cell>
          <table:table-cell office:value-type="float" office:value="147228822" calcext:value-type="float">
            <text:p>147228822</text:p>
          </table:table-cell>
          <table:table-cell office:value-type="float" office:value="479632" calcext:value-type="float">
            <text:p>479632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11615078" calcext:value-type="float">
            <text:p>11615078</text:p>
          </table:table-cell>
          <table:table-cell office:value-type="float" office:value="11752817" calcext:value-type="float">
            <text:p>11752817</text:p>
          </table:table-cell>
          <table:table-cell office:value-type="float" office:value="10135193" calcext:value-type="float">
            <text:p>10135193</text:p>
          </table:table-cell>
          <table:table-cell office:value-type="float" office:value="8142381" calcext:value-type="float">
            <text:p>8142381</text:p>
          </table:table-cell>
          <table:table-cell office:value-type="float" office:value="1678392" calcext:value-type="float">
            <text:p>1678392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10385628" calcext:value-type="float">
            <text:p>10385628</text:p>
          </table:table-cell>
          <table:table-cell office:value-type="float" office:value="8340874" calcext:value-type="float">
            <text:p>8340874</text:p>
          </table:table-cell>
          <table:table-cell office:value-type="float" office:value="20347371" calcext:value-type="float">
            <text:p>20347371</text:p>
          </table:table-cell>
          <table:table-cell office:value-type="float" office:value="7825163" calcext:value-type="float">
            <text:p>7825163</text:p>
          </table:table-cell>
          <table:table-cell office:value-type="float" office:value="1118032" calcext:value-type="float">
            <text:p>1118032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23502852" calcext:value-type="float">
            <text:p>23502852</text:p>
          </table:table-cell>
          <table:table-cell office:value-type="float" office:value="3474088" calcext:value-type="float">
            <text:p>3474088</text:p>
          </table:table-cell>
          <table:table-cell office:value-type="float" office:value="9292063" calcext:value-type="float">
            <text:p>9292063</text:p>
          </table:table-cell>
          <table:table-cell office:value-type="float" office:value="6326263" calcext:value-type="float">
            <text:p>6326263</text:p>
          </table:table-cell>
          <table:table-cell office:value-type="float" office:value="2078032" calcext:value-type="float">
            <text:p>2078032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11511194" calcext:value-type="float">
            <text:p>11511194</text:p>
          </table:table-cell>
          <table:table-cell office:value-type="float" office:value="6055887" calcext:value-type="float">
            <text:p>6055887</text:p>
          </table:table-cell>
          <table:table-cell office:value-type="float" office:value="14355485" calcext:value-type="float">
            <text:p>14355485</text:p>
          </table:table-cell>
          <table:table-cell office:value-type="float" office:value="9272120" calcext:value-type="float">
            <text:p>9272120</text:p>
          </table:table-cell>
          <table:table-cell office:value-type="float" office:value="1117248" calcext:value-type="float">
            <text:p>1117248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830329892" calcext:value-type="float">
            <text:p>830329892</text:p>
          </table:table-cell>
          <table:table-cell office:value-type="float" office:value="856538368" calcext:value-type="float">
            <text:p>856538368</text:p>
          </table:table-cell>
          <table:table-cell office:value-type="float" office:value="1722746770" calcext:value-type="float">
            <text:p>1722746770</text:p>
          </table:table-cell>
          <table:table-cell office:value-type="float" office:value="467044391" calcext:value-type="float">
            <text:p>467044391</text:p>
          </table:table-cell>
          <table:table-cell office:value-type="float" office:value="640808" calcext:value-type="float">
            <text:p>640808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20576010" calcext:value-type="float">
            <text:p>20576010</text:p>
          </table:table-cell>
          <table:table-cell office:value-type="float" office:value="12691948" calcext:value-type="float">
            <text:p>12691948</text:p>
          </table:table-cell>
          <table:table-cell office:value-type="float" office:value="9684411" calcext:value-type="float">
            <text:p>9684411</text:p>
          </table:table-cell>
          <table:table-cell office:value-type="float" office:value="28508767" calcext:value-type="float">
            <text:p>28508767</text:p>
          </table:table-cell>
          <table:table-cell office:value-type="float" office:value="3425936" calcext:value-type="float">
            <text:p>3425936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6467713" calcext:value-type="float">
            <text:p>6467713</text:p>
          </table:table-cell>
          <table:table-cell office:value-type="float" office:value="1384973628" calcext:value-type="float">
            <text:p>1384973628</text:p>
          </table:table-cell>
          <table:table-cell office:value-type="float" office:value="1804946460" calcext:value-type="float">
            <text:p>1804946460</text:p>
          </table:table-cell>
          <table:table-cell office:value-type="float" office:value="9282323" calcext:value-type="float">
            <text:p>9282323</text:p>
          </table:table-cell>
          <table:table-cell office:value-type="float" office:value="560040" calcext:value-type="float">
            <text:p>56004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8189922" calcext:value-type="float">
            <text:p>18189922</text:p>
          </table:table-cell>
          <table:table-cell office:value-type="float" office:value="940236494" calcext:value-type="float">
            <text:p>940236494</text:p>
          </table:table-cell>
          <table:table-cell office:value-type="float" office:value="3696521598" calcext:value-type="float">
            <text:p>3696521598</text:p>
          </table:table-cell>
          <table:table-cell office:value-type="float" office:value="3900292" calcext:value-type="float">
            <text:p>3900292</text:p>
          </table:table-cell>
          <table:table-cell office:value-type="float" office:value="640024" calcext:value-type="float">
            <text:p>64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10918034" calcext:value-type="float">
            <text:p>10918034</text:p>
          </table:table-cell>
          <table:table-cell office:value-type="float" office:value="1514010673" calcext:value-type="float">
            <text:p>1514010673</text:p>
          </table:table-cell>
          <table:table-cell office:value-type="float" office:value="4592171724" calcext:value-type="float">
            <text:p>4592171724</text:p>
          </table:table-cell>
          <table:table-cell office:value-type="float" office:value="9797570" calcext:value-type="float">
            <text:p>9797570</text:p>
          </table:table-cell>
          <table:table-cell office:value-type="float" office:value="800072" calcext:value-type="float">
            <text:p>800072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24292068" calcext:value-type="float">
            <text:p>24292068</text:p>
          </table:table-cell>
          <table:table-cell table:number-columns-repeated="2"/>
          <table:table-cell office:value-type="float" office:value="13996529" calcext:value-type="float">
            <text:p>13996529</text:p>
          </table:table-cell>
          <table:table-cell office:value-type="float" office:value="5202752" calcext:value-type="float">
            <text:p>5202752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number-columns-repeated="5"/>
        </table:table-row>
      </table:table>
      <table:table table:name="b3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4013451" calcext:value-type="float">
            <text:p>4013451</text:p>
          </table:table-cell>
          <table:table-cell office:value-type="float" office:value="579710" calcext:value-type="float">
            <text:p>579710</text:p>
          </table:table-cell>
          <table:table-cell office:value-type="float" office:value="918241817" calcext:value-type="float">
            <text:p>918241817</text:p>
          </table:table-cell>
          <table:table-cell office:value-type="float" office:value="79758414" calcext:value-type="float">
            <text:p>79758414</text:p>
          </table:table-cell>
          <table:table-cell office:value-type="float" office:value="80040" calcext:value-type="float">
            <text:p>8004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342182188" calcext:value-type="float">
            <text:p>342182188</text:p>
          </table:table-cell>
          <table:table-cell office:value-type="float" office:value="321682236" calcext:value-type="float">
            <text:p>321682236</text:p>
          </table:table-cell>
          <table:table-cell office:value-type="float" office:value="1154797985" calcext:value-type="float">
            <text:p>1154797985</text:p>
          </table:table-cell>
          <table:table-cell office:value-type="float" office:value="264536702" calcext:value-type="float">
            <text:p>264536702</text:p>
          </table:table-cell>
          <table:table-cell office:value-type="float" office:value="480416" calcext:value-type="float">
            <text:p>480416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4086263" calcext:value-type="float">
            <text:p>4086263</text:p>
          </table:table-cell>
          <table:table-cell office:value-type="float" office:value="172960544" calcext:value-type="float">
            <text:p>172960544</text:p>
          </table:table-cell>
          <table:table-cell office:value-type="float" office:value="1157695609" calcext:value-type="float">
            <text:p>1157695609</text:p>
          </table:table-cell>
          <table:table-cell office:value-type="float" office:value="140131312" calcext:value-type="float">
            <text:p>140131312</text:p>
          </table:table-cell>
          <table:table-cell office:value-type="float" office:value="479632" calcext:value-type="float">
            <text:p>479632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11706904" calcext:value-type="float">
            <text:p>11706904</text:p>
          </table:table-cell>
          <table:table-cell office:value-type="float" office:value="7585859" calcext:value-type="float">
            <text:p>7585859</text:p>
          </table:table-cell>
          <table:table-cell office:value-type="float" office:value="8096004" calcext:value-type="float">
            <text:p>8096004</text:p>
          </table:table-cell>
          <table:table-cell office:value-type="float" office:value="7007076" calcext:value-type="float">
            <text:p>7007076</text:p>
          </table:table-cell>
          <table:table-cell office:value-type="float" office:value="1679904" calcext:value-type="float">
            <text:p>1679904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11009860" calcext:value-type="float">
            <text:p>11009860</text:p>
          </table:table-cell>
          <table:table-cell office:value-type="float" office:value="5817047" calcext:value-type="float">
            <text:p>5817047</text:p>
          </table:table-cell>
          <table:table-cell office:value-type="float" office:value="24409518" calcext:value-type="float">
            <text:p>24409518</text:p>
          </table:table-cell>
          <table:table-cell office:value-type="float" office:value="7978207" calcext:value-type="float">
            <text:p>7978207</text:p>
          </table:table-cell>
          <table:table-cell office:value-type="float" office:value="1117640" calcext:value-type="float">
            <text:p>1117640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15708761" calcext:value-type="float">
            <text:p>15708761</text:p>
          </table:table-cell>
          <table:table-cell office:value-type="float" office:value="5632002" calcext:value-type="float">
            <text:p>5632002</text:p>
          </table:table-cell>
          <table:table-cell office:value-type="float" office:value="7374380" calcext:value-type="float">
            <text:p>7374380</text:p>
          </table:table-cell>
          <table:table-cell office:value-type="float" office:value="5373684" calcext:value-type="float">
            <text:p>5373684</text:p>
          </table:table-cell>
          <table:table-cell office:value-type="float" office:value="1438032" calcext:value-type="float">
            <text:p>1438032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13416354" calcext:value-type="float">
            <text:p>13416354</text:p>
          </table:table-cell>
          <table:table-cell office:value-type="float" office:value="7440700" calcext:value-type="float">
            <text:p>7440700</text:p>
          </table:table-cell>
          <table:table-cell office:value-type="float" office:value="20714212" calcext:value-type="float">
            <text:p>20714212</text:p>
          </table:table-cell>
          <table:table-cell office:value-type="float" office:value="8499018" calcext:value-type="float">
            <text:p>8499018</text:p>
          </table:table-cell>
          <table:table-cell office:value-type="float" office:value="1118424" calcext:value-type="float">
            <text:p>1118424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814395277" calcext:value-type="float">
            <text:p>814395277</text:p>
          </table:table-cell>
          <table:table-cell office:value-type="float" office:value="844216507" calcext:value-type="float">
            <text:p>844216507</text:p>
          </table:table-cell>
          <table:table-cell office:value-type="float" office:value="1871999940" calcext:value-type="float">
            <text:p>1871999940</text:p>
          </table:table-cell>
          <table:table-cell office:value-type="float" office:value="455477545" calcext:value-type="float">
            <text:p>455477545</text:p>
          </table:table-cell>
          <table:table-cell office:value-type="float" office:value="640416" calcext:value-type="float">
            <text:p>640416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19990271" calcext:value-type="float">
            <text:p>19990271</text:p>
          </table:table-cell>
          <table:table-cell office:value-type="float" office:value="12732759" calcext:value-type="float">
            <text:p>12732759</text:p>
          </table:table-cell>
          <table:table-cell office:value-type="float" office:value="13626441" calcext:value-type="float">
            <text:p>13626441</text:p>
          </table:table-cell>
          <table:table-cell office:value-type="float" office:value="28296361" calcext:value-type="float">
            <text:p>28296361</text:p>
          </table:table-cell>
          <table:table-cell office:value-type="float" office:value="3424656" calcext:value-type="float">
            <text:p>3424656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6554438" calcext:value-type="float">
            <text:p>6554438</text:p>
          </table:table-cell>
          <table:table-cell office:value-type="float" office:value="1414223961" calcext:value-type="float">
            <text:p>1414223961</text:p>
          </table:table-cell>
          <table:table-cell office:value-type="float" office:value="1830620212" calcext:value-type="float">
            <text:p>1830620212</text:p>
          </table:table-cell>
          <table:table-cell office:value-type="float" office:value="10573918" calcext:value-type="float">
            <text:p>10573918</text:p>
          </table:table-cell>
          <table:table-cell office:value-type="float" office:value="559648" calcext:value-type="float">
            <text:p>559648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7807776" calcext:value-type="float">
            <text:p>17807776</text:p>
          </table:table-cell>
          <table:table-cell office:value-type="float" office:value="899218968" calcext:value-type="float">
            <text:p>899218968</text:p>
          </table:table-cell>
          <table:table-cell office:value-type="float" office:value="3744779939" calcext:value-type="float">
            <text:p>3744779939</text:p>
          </table:table-cell>
          <table:table-cell office:value-type="float" office:value="5957104" calcext:value-type="float">
            <text:p>5957104</text:p>
          </table:table-cell>
          <table:table-cell office:value-type="float" office:value="640024" calcext:value-type="float">
            <text:p>64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9768816" calcext:value-type="float">
            <text:p>9768816</text:p>
          </table:table-cell>
          <table:table-cell office:value-type="float" office:value="1527811491" calcext:value-type="float">
            <text:p>1527811491</text:p>
          </table:table-cell>
          <table:table-cell office:value-type="float" office:value="4417685063" calcext:value-type="float">
            <text:p>4417685063</text:p>
          </table:table-cell>
          <table:table-cell office:value-type="float" office:value="7610438" calcext:value-type="float">
            <text:p>7610438</text:p>
          </table:table-cell>
          <table:table-cell office:value-type="float" office:value="800856" calcext:value-type="float">
            <text:p>800856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16038964" calcext:value-type="float">
            <text:p>16038964</text:p>
          </table:table-cell>
          <table:table-cell table:number-columns-repeated="2"/>
          <table:table-cell office:value-type="float" office:value="14469572" calcext:value-type="float">
            <text:p>14469572</text:p>
          </table:table-cell>
          <table:table-cell office:value-type="float" office:value="5202752" calcext:value-type="float">
            <text:p>5202752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number-columns-repeated="5"/>
        </table:table-row>
      </table:table>
      <table:table table:name="deltaAB" table:style-name="ta1">
        <table:table-column table:style-name="co1" table:default-cell-style-name="Default"/>
        <table:table-column table:style-name="co3" table:number-columns-repeated="4" table:default-cell-style-name="ce5"/>
        <table:table-column table:style-name="co3" table:default-cell-style-name="ce6"/>
        <table:table-row table:style-name="ro1">
          <table:table-cell/>
          <table:table-cell table:style-name="Default" office:value-type="string" calcext:value-type="string">
            <text:p>Insert</text:p>
          </table:table-cell>
          <table:table-cell table:style-name="Default" office:value-type="string" calcext:value-type="string">
            <text:p>Access</text:p>
          </table:table-cell>
          <table:table-cell table:style-name="Default" office:value-type="string" calcext:value-type="string">
            <text:p>Search</text:p>
          </table:table-cell>
          <table:table-cell table:style-name="Default" office:value-type="string" calcext:value-type="string">
            <text:p>Delete</text:p>
          </table:table-cell>
          <table:table-cell table:style-name="Default"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table:formula="of:=ROUND((([ResultsB.B2]-[ResultsA.B2])/[ResultsA.B2])*100; 1)" office:value-type="float" office:value="-33.3" calcext:value-type="float">
            <text:p>-33.3</text:p>
          </table:table-cell>
          <table:table-cell table:formula="of:=ROUND((([ResultsB.C2]-[ResultsA.C2])/[ResultsA.C2])*100; 1)" office:value-type="float" office:value="-70" calcext:value-type="float">
            <text:p>-70</text:p>
          </table:table-cell>
          <table:table-cell table:formula="of:=ROUND((([ResultsB.D2]-[ResultsA.D2])/[ResultsA.D2])*100; 1)" office:value-type="float" office:value="61.1" calcext:value-type="float">
            <text:p>61.1</text:p>
          </table:table-cell>
          <table:table-cell table:formula="of:=ROUND((([ResultsB.E2]-[ResultsA.E2])/[ResultsA.E2])*100; 1)" office:value-type="float" office:value="50" calcext:value-type="float">
            <text:p>50</text:p>
          </table:table-cell>
          <table:table-cell table:formula="of:=ROUND((([ResultsB.F2]-[ResultsA.F2])/[ResultsA.F2])*100; 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table:formula="of:=ROUND((([ResultsB.B3]-[ResultsA.B3])/[ResultsA.B3])*100; 1)" office:value-type="float" office:value="87.6" calcext:value-type="float">
            <text:p>87.6</text:p>
          </table:table-cell>
          <table:table-cell table:formula="of:=ROUND((([ResultsB.C3]-[ResultsA.C3])/[ResultsA.C3])*100; 1)" office:value-type="float" office:value="90.7" calcext:value-type="float">
            <text:p>90.7</text:p>
          </table:table-cell>
          <table:table-cell table:formula="of:=ROUND((([ResultsB.D3]-[ResultsA.D3])/[ResultsA.D3])*100; 1)" office:value-type="float" office:value="52.9" calcext:value-type="float">
            <text:p>52.9</text:p>
          </table:table-cell>
          <table:table-cell table:formula="of:=ROUND((([ResultsB.E3]-[ResultsA.E3])/[ResultsA.E3])*100; 1)" office:value-type="float" office:value="101.5" calcext:value-type="float">
            <text:p>101.5</text:p>
          </table:table-cell>
          <table:table-cell table:formula="of:=ROUND((([ResultsB.F3]-[ResultsA.F3])/[ResultsA.F3])*100; 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table:formula="of:=ROUND((([ResultsB.B4]-[ResultsA.B4])/[ResultsA.B4])*100; 1)" office:value-type="float" office:value="-33.3" calcext:value-type="float">
            <text:p>-33.3</text:p>
          </table:table-cell>
          <table:table-cell table:formula="of:=ROUND((([ResultsB.C4]-[ResultsA.C4])/[ResultsA.C4])*100; 1)" office:value-type="float" office:value="74" calcext:value-type="float">
            <text:p>74</text:p>
          </table:table-cell>
          <table:table-cell table:formula="of:=ROUND((([ResultsB.D4]-[ResultsA.D4])/[ResultsA.D4])*100; 1)" office:value-type="float" office:value="60.9" calcext:value-type="float">
            <text:p>60.9</text:p>
          </table:table-cell>
          <table:table-cell table:formula="of:=ROUND((([ResultsB.E4]-[ResultsA.E4])/[ResultsA.E4])*100; 1)" office:value-type="float" office:value="47.9" calcext:value-type="float">
            <text:p>47.9</text:p>
          </table:table-cell>
          <table:table-cell table:formula="of:=ROUND((([ResultsB.F4]-[ResultsA.F4])/[ResultsA.F4])*100; 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table:formula="of:=ROUND((([ResultsB.B5]-[ResultsA.B5])/[ResultsA.B5])*100; 1)" office:value-type="float" office:value="-41.7" calcext:value-type="float">
            <text:p>-41.7</text:p>
          </table:table-cell>
          <table:table-cell table:formula="of:=ROUND((([ResultsB.C5]-[ResultsA.C5])/[ResultsA.C5])*100; 1)" office:value-type="float" office:value="-33.3" calcext:value-type="float">
            <text:p>-33.3</text:p>
          </table:table-cell>
          <table:table-cell table:formula="of:=ROUND((([ResultsB.D5]-[ResultsA.D5])/[ResultsA.D5])*100; 1)" office:value-type="float" office:value="0" calcext:value-type="float">
            <text:p>0</text:p>
          </table:table-cell>
          <table:table-cell table:formula="of:=ROUND((([ResultsB.E5]-[ResultsA.E5])/[ResultsA.E5])*100; 1)" office:value-type="float" office:value="-42.9" calcext:value-type="float">
            <text:p>-42.9</text:p>
          </table:table-cell>
          <table:table-cell table:formula="of:=ROUND((([ResultsB.F5]-[ResultsA.F5])/[ResultsA.F5])*100; 1)"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table:formula="of:=ROUND((([ResultsB.B6]-[ResultsA.B6])/[ResultsA.B6])*100; 1)" office:value-type="float" office:value="-28.6" calcext:value-type="float">
            <text:p>-28.6</text:p>
          </table:table-cell>
          <table:table-cell table:formula="of:=ROUND((([ResultsB.C6]-[ResultsA.C6])/[ResultsA.C6])*100; 1)" office:value-type="float" office:value="50" calcext:value-type="float">
            <text:p>50</text:p>
          </table:table-cell>
          <table:table-cell table:formula="of:=ROUND((([ResultsB.D6]-[ResultsA.D6])/[ResultsA.D6])*100; 1)" office:value-type="float" office:value="150" calcext:value-type="float">
            <text:p>150</text:p>
          </table:table-cell>
          <table:table-cell table:formula="of:=ROUND((([ResultsB.E6]-[ResultsA.E6])/[ResultsA.E6])*100; 1)" office:value-type="float" office:value="0" calcext:value-type="float">
            <text:p>0</text:p>
          </table:table-cell>
          <table:table-cell table:formula="of:=ROUND((([ResultsB.F6]-[ResultsA.F6])/[ResultsA.F6])*100; 1)" office:value-type="float" office:value="-7.1" calcext:value-type="float">
            <text:p>-7.1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table:formula="of:=ROUND((([ResultsB.B7]-[ResultsA.B7])/[ResultsA.B7])*100; 1)" office:value-type="float" office:value="25" calcext:value-type="float">
            <text:p>25</text:p>
          </table:table-cell>
          <table:table-cell table:formula="of:=ROUND((([ResultsB.C7]-[ResultsA.C7])/[ResultsA.C7])*100; 1)" office:value-type="float" office:value="0" calcext:value-type="float">
            <text:p>0</text:p>
          </table:table-cell>
          <table:table-cell table:formula="of:=ROUND((([ResultsB.D7]-[ResultsA.D7])/[ResultsA.D7])*100; 1)" office:value-type="float" office:value="-16.7" calcext:value-type="float">
            <text:p>-16.7</text:p>
          </table:table-cell>
          <table:table-cell table:formula="of:=ROUND((([ResultsB.E7]-[ResultsA.E7])/[ResultsA.E7])*100; 1)" office:value-type="float" office:value="0" calcext:value-type="float">
            <text:p>0</text:p>
          </table:table-cell>
          <table:table-cell table:formula="of:=ROUND((([ResultsB.F7]-[ResultsA.F7])/[ResultsA.F7])*100; 1)"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table:formula="of:=ROUND((([ResultsB.B8]-[ResultsA.B8])/[ResultsA.B8])*100; 1)" office:value-type="float" office:value="0" calcext:value-type="float">
            <text:p>0</text:p>
          </table:table-cell>
          <table:table-cell table:formula="of:=ROUND((([ResultsB.C8]-[ResultsA.C8])/[ResultsA.C8])*100; 1)" office:value-type="float" office:value="0" calcext:value-type="float">
            <text:p>0</text:p>
          </table:table-cell>
          <table:table-cell table:formula="of:=ROUND((([ResultsB.D8]-[ResultsA.D8])/[ResultsA.D8])*100; 1)" office:value-type="float" office:value="80" calcext:value-type="float">
            <text:p>80</text:p>
          </table:table-cell>
          <table:table-cell table:formula="of:=ROUND((([ResultsB.E8]-[ResultsA.E8])/[ResultsA.E8])*100; 1)" office:value-type="float" office:value="66.7" calcext:value-type="float">
            <text:p>66.7</text:p>
          </table:table-cell>
          <table:table-cell table:formula="of:=ROUND((([ResultsB.F8]-[ResultsA.F8])/[ResultsA.F8])*100; 1)" office:value-type="float" office:value="-7.4" calcext:value-type="float">
            <text:p>-7.4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table:formula="of:=ROUND((([ResultsB.B9]-[ResultsA.B9])/[ResultsA.B9])*100; 1)" office:value-type="float" office:value="89.8" calcext:value-type="float">
            <text:p>89.8</text:p>
          </table:table-cell>
          <table:table-cell table:formula="of:=ROUND((([ResultsB.C9]-[ResultsA.C9])/[ResultsA.C9])*100; 1)" office:value-type="float" office:value="92.8" calcext:value-type="float">
            <text:p>92.8</text:p>
          </table:table-cell>
          <table:table-cell table:formula="of:=ROUND((([ResultsB.D9]-[ResultsA.D9])/[ResultsA.D9])*100; 1)" office:value-type="float" office:value="72" calcext:value-type="float">
            <text:p>72</text:p>
          </table:table-cell>
          <table:table-cell table:formula="of:=ROUND((([ResultsB.E9]-[ResultsA.E9])/[ResultsA.E9])*100; 1)" office:value-type="float" office:value="87.9" calcext:value-type="float">
            <text:p>87.9</text:p>
          </table:table-cell>
          <table:table-cell table:formula="of:=ROUND((([ResultsB.F9]-[ResultsA.F9])/[ResultsA.F9])*100; 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table:formula="of:=ROUND((([ResultsB.B10]-[ResultsA.B10])/[ResultsA.B10])*100; 1)" office:value-type="float" office:value="-41.7" calcext:value-type="float">
            <text:p>-41.7</text:p>
          </table:table-cell>
          <table:table-cell table:formula="of:=ROUND((([ResultsB.C10]-[ResultsA.C10])/[ResultsA.C10])*100; 1)" office:value-type="float" office:value="-25" calcext:value-type="float">
            <text:p>-25</text:p>
          </table:table-cell>
          <table:table-cell table:formula="of:=ROUND((([ResultsB.D10]-[ResultsA.D10])/[ResultsA.D10])*100; 1)" office:value-type="float" office:value="0" calcext:value-type="float">
            <text:p>0</text:p>
          </table:table-cell>
          <table:table-cell table:formula="of:=ROUND((([ResultsB.E10]-[ResultsA.E10])/[ResultsA.E10])*100; 1)" office:value-type="float" office:value="-13.3" calcext:value-type="float">
            <text:p>-13.3</text:p>
          </table:table-cell>
          <table:table-cell table:formula="of:=ROUND((([ResultsB.F10]-[ResultsA.F10])/[ResultsA.F10])*100; 1)" office:value-type="float" office:value="86.3" calcext:value-type="float">
            <text:p>86.3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table:formula="of:=ROUND((([ResultsB.B11]-[ResultsA.B11])/[ResultsA.B11])*100; 1)" office:value-type="float" office:value="-33.3" calcext:value-type="float">
            <text:p>-33.3</text:p>
          </table:table-cell>
          <table:table-cell table:formula="of:=ROUND((([ResultsB.C11]-[ResultsA.C11])/[ResultsA.C11])*100; 1)" office:value-type="float" office:value="74.9" calcext:value-type="float">
            <text:p>74.9</text:p>
          </table:table-cell>
          <table:table-cell table:formula="of:=ROUND((([ResultsB.D11]-[ResultsA.D11])/[ResultsA.D11])*100; 1)" office:value-type="float" office:value="83.7" calcext:value-type="float">
            <text:p>83.7</text:p>
          </table:table-cell>
          <table:table-cell table:formula="of:=ROUND((([ResultsB.E11]-[ResultsA.E11])/[ResultsA.E11])*100; 1)" office:value-type="float" office:value="-16.7" calcext:value-type="float">
            <text:p>-16.7</text:p>
          </table:table-cell>
          <table:table-cell table:formula="of:=ROUND((([ResultsB.F11]-[ResultsA.F11])/[ResultsA.F11])*100; 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 Tree</text:p>
          </table:table-cell>
          <table:table-cell table:formula="of:=ROUND((([ResultsB.B13]-[ResultsA.B13])/[ResultsA.B13])*100; 1)" office:value-type="float" office:value="-25" calcext:value-type="float">
            <text:p>-25</text:p>
          </table:table-cell>
          <table:table-cell table:formula="of:=ROUND((([ResultsB.C13]-[ResultsA.C13])/[ResultsA.C13])*100; 1)" office:value-type="float" office:value="105" calcext:value-type="float">
            <text:p>105</text:p>
          </table:table-cell>
          <table:table-cell table:formula="of:=ROUND((([ResultsB.D13]-[ResultsA.D13])/[ResultsA.D13])*100; 1)" office:value-type="float" office:value="109.9" calcext:value-type="float">
            <text:p>109.9</text:p>
          </table:table-cell>
          <table:table-cell table:formula="of:=ROUND((([ResultsB.E13]-[ResultsA.E13])/[ResultsA.E13])*100; 1)" office:value-type="float" office:value="0" calcext:value-type="float">
            <text:p>0</text:p>
          </table:table-cell>
          <table:table-cell table:formula="of:=ROUND((([ResultsB.F13]-[ResultsA.F13])/[ResultsA.F13])*100; 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table:formula="of:=ROUND((([ResultsB.B14]-[ResultsA.B14])/[ResultsA.B14])*100; 1)" office:value-type="float" office:value="-28.6" calcext:value-type="float">
            <text:p>-28.6</text:p>
          </table:table-cell>
          <table:table-cell table:formula="of:=ROUND((([ResultsB.C14]-[ResultsA.C14])/[ResultsA.C14])*100; 1)" office:value-type="float" office:value="143.6" calcext:value-type="float">
            <text:p>143.6</text:p>
          </table:table-cell>
          <table:table-cell table:formula="of:=ROUND((([ResultsB.D14]-[ResultsA.D14])/[ResultsA.D14])*100; 1)" office:value-type="float" office:value="106.6" calcext:value-type="float">
            <text:p>106.6</text:p>
          </table:table-cell>
          <table:table-cell table:formula="of:=ROUND((([ResultsB.E14]-[ResultsA.E14])/[ResultsA.E14])*100; 1)" office:value-type="float" office:value="0" calcext:value-type="float">
            <text:p>0</text:p>
          </table:table-cell>
          <table:table-cell table:formula="of:=ROUND((([ResultsB.F14]-[ResultsA.F14])/[ResultsA.F14])*100; 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table:formula="of:=ROUND((([ResultsB.B15]-[ResultsA.B15])/[ResultsA.B15])*100; 1)" office:value-type="float" office:value="0" calcext:value-type="float">
            <text:p>0</text:p>
          </table:table-cell>
          <table:table-cell table:number-columns-repeated="2"/>
          <table:table-cell table:formula="of:=ROUND((([ResultsB.E15]-[ResultsA.E15])/[ResultsA.E15])*100; 1)" office:value-type="float" office:value="-12.5" calcext:value-type="float">
            <text:p>-12.5</text:p>
          </table:table-cell>
          <table:table-cell table:formula="of:=ROUND((([ResultsB.F15]-[ResultsA.F15])/[ResultsA.F15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number-columns-repeated="4"/>
          <table:table-cell table:style-name="Default"/>
        </table:table-row>
        <calcext:conditional-formats>
          <calcext:conditional-format calcext:target-range-address="deltaAB.B2:deltaAB.E16">
            <calcext:color-scale>
              <calcext:color-scale-entry calcext:value="1" calcext:type="percentile" calcext:color="#99ff99"/>
              <calcext:color-scale-entry calcext:value="50" calcext:type="percentile" calcext:color="#ffff66"/>
              <calcext:color-scale-entry calcext:value="100" calcext:type="percentile" calcext:color="#ff9999"/>
            </calcext:color-scale>
          </calcext:conditional-format>
          <calcext:conditional-format calcext:target-range-address="deltaAB.F2:deltaAB.F15">
            <calcext:condition calcext:apply-style-name="Greenish" calcext:value="&lt;0" calcext:base-cell-address="deltaAB.F2"/>
            <calcext:condition calcext:apply-style-name="Yellowish" calcext:value="between(0,50)" calcext:base-cell-address="deltaAB.F2"/>
            <calcext:condition calcext:apply-style-name="Reddish" calcext:value="&gt;50" calcext:base-cell-address="deltaAB.F2"/>
          </calcext:conditional-format>
        </calcext:conditional-formats>
      </table:table>
      <table:table table:name="ResultsC" table:style-name="ta1">
        <table:table-column table:style-name="co1" table:default-cell-style-name="Default"/>
        <table:table-column table:style-name="co3" table:number-columns-repeated="4" table:default-cell-style-name="ce7"/>
        <table:table-column table:style-name="co3" table:default-cell-style-name="ce8"/>
        <table:table-row table:style-name="ro1"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Insert (μs)</text:p>
          </table:table-cell>
          <table:table-cell table:style-name="Default" office:value-type="string" calcext:value-type="string">
            <text:p>Access (μs)</text:p>
          </table:table-cell>
          <table:table-cell table:style-name="Default" office:value-type="string" calcext:value-type="string">
            <text:p>Search (μs)</text:p>
          </table:table-cell>
          <table:table-cell table:style-name="Default" office:value-type="string" calcext:value-type="string">
            <text:p>Delete (μs)</text:p>
          </table:table-cell>
          <table:table-cell table:style-name="Default" office:value-type="string" calcext:value-type="string">
            <text:p>Size (KB)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table:formula="of:=ROUND(AVERAGE([c1.B2];[c2.B2];[c3.B2])/(1000*[ResultsC.$A$1]); 1)" office:value-type="float" office:value="0.3" calcext:value-type="float">
            <text:p>0.3</text:p>
          </table:table-cell>
          <table:table-cell table:formula="of:=ROUND(AVERAGE([c1.C2];[c2.C2];[c3.C2])/(1000*[ResultsC.$A$1]); 1)" office:value-type="float" office:value="0.1" calcext:value-type="float">
            <text:p>0.1</text:p>
          </table:table-cell>
          <table:table-cell table:formula="of:=ROUND(AVERAGE([c1.D2];[c2.D2];[c3.D2])/(1000*[ResultsC.$A$1]); 1)" office:value-type="float" office:value="32.3" calcext:value-type="float">
            <text:p>32.3</text:p>
          </table:table-cell>
          <table:table-cell table:formula="of:=ROUND(AVERAGE([c1.E2];[c2.E2];[c3.E2])/(1000*[ResultsC.$A$1]); 1)" office:value-type="float" office:value="2.7" calcext:value-type="float">
            <text:p>2.7</text:p>
          </table:table-cell>
          <table:table-cell table:formula="of:=ROUND(AVERAGE([c1.F2];[c2.F2];[c3.F2])/1000; 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table:formula="of:=ROUND(AVERAGE([c1.B3];[c2.B3];[c3.B3])/(1000*[ResultsC.$A$1]); 1)" office:value-type="float" office:value="8.8" calcext:value-type="float">
            <text:p>8.8</text:p>
          </table:table-cell>
          <table:table-cell table:formula="of:=ROUND(AVERAGE([c1.C3];[c2.C3];[c3.C3])/(1000*[ResultsC.$A$1]); 1)" office:value-type="float" office:value="8.7" calcext:value-type="float">
            <text:p>8.7</text:p>
          </table:table-cell>
          <table:table-cell table:formula="of:=ROUND(AVERAGE([c1.D3];[c2.D3];[c3.D3])/(1000*[ResultsC.$A$1]); 1)" office:value-type="float" office:value="43" calcext:value-type="float">
            <text:p>43</text:p>
          </table:table-cell>
          <table:table-cell table:formula="of:=ROUND(AVERAGE([c1.E3];[c2.E3];[c3.E3])/(1000*[ResultsC.$A$1]); 1)" office:value-type="float" office:value="6.8" calcext:value-type="float">
            <text:p>6.8</text:p>
          </table:table-cell>
          <table:table-cell table:formula="of:=ROUND(AVERAGE([c1.F3];[c2.F3];[c3.F3])/1000; 0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table:formula="of:=ROUND(AVERAGE([c1.B4];[c2.B4];[c3.B4])/(1000*[ResultsC.$A$1]); 1)" office:value-type="float" office:value="0.4" calcext:value-type="float">
            <text:p>0.4</text:p>
          </table:table-cell>
          <table:table-cell table:formula="of:=ROUND(AVERAGE([c1.C4];[c2.C4];[c3.C4])/(1000*[ResultsC.$A$1]); 1)" office:value-type="float" office:value="5" calcext:value-type="float">
            <text:p>5</text:p>
          </table:table-cell>
          <table:table-cell table:formula="of:=ROUND(AVERAGE([c1.D4];[c2.D4];[c3.D4])/(1000*[ResultsC.$A$1]); 1)" office:value-type="float" office:value="43.1" calcext:value-type="float">
            <text:p>43.1</text:p>
          </table:table-cell>
          <table:table-cell table:formula="of:=ROUND(AVERAGE([c1.E4];[c2.E4];[c3.E4])/(1000*[ResultsC.$A$1]); 1)" office:value-type="float" office:value="4" calcext:value-type="float">
            <text:p>4</text:p>
          </table:table-cell>
          <table:table-cell table:formula="of:=ROUND(AVERAGE([c1.F4];[c2.F4];[c3.F4])/1000; 0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table:formula="of:=ROUND(AVERAGE([c1.B5];[c2.B5];[c3.B5])/(1000*[ResultsC.$A$1]); 1)" office:value-type="float" office:value="1.2" calcext:value-type="float">
            <text:p>1.2</text:p>
          </table:table-cell>
          <table:table-cell table:formula="of:=ROUND(AVERAGE([c1.C5];[c2.C5];[c3.C5])/(1000*[ResultsC.$A$1]); 1)" office:value-type="float" office:value="0.4" calcext:value-type="float">
            <text:p>0.4</text:p>
          </table:table-cell>
          <table:table-cell table:formula="of:=ROUND(AVERAGE([c1.D5];[c2.D5];[c3.D5])/(1000*[ResultsC.$A$1]); 1)" office:value-type="float" office:value="0.7" calcext:value-type="float">
            <text:p>0.7</text:p>
          </table:table-cell>
          <table:table-cell table:formula="of:=ROUND(AVERAGE([c1.E5];[c2.E5];[c3.E5])/(1000*[ResultsC.$A$1]); 1)" office:value-type="float" office:value="0.6" calcext:value-type="float">
            <text:p>0.6</text:p>
          </table:table-cell>
          <table:table-cell table:formula="of:=ROUND(AVERAGE([c1.F5];[c2.F5];[c3.F5])/1000; 0)"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table:formula="of:=ROUND(AVERAGE([c1.B6];[c2.B6];[c3.B6])/(1000*[ResultsC.$A$1]); 1)" office:value-type="float" office:value="0.9" calcext:value-type="float">
            <text:p>0.9</text:p>
          </table:table-cell>
          <table:table-cell table:formula="of:=ROUND(AVERAGE([c1.C6];[c2.C6];[c3.C6])/(1000*[ResultsC.$A$1]); 1)" office:value-type="float" office:value="0.2" calcext:value-type="float">
            <text:p>0.2</text:p>
          </table:table-cell>
          <table:table-cell table:formula="of:=ROUND(AVERAGE([c1.D6];[c2.D6];[c3.D6])/(1000*[ResultsC.$A$1]); 1)" office:value-type="float" office:value="0.5" calcext:value-type="float">
            <text:p>0.5</text:p>
          </table:table-cell>
          <table:table-cell table:formula="of:=ROUND(AVERAGE([c1.E6];[c2.E6];[c3.E6])/(1000*[ResultsC.$A$1]); 1)" office:value-type="float" office:value="0.4" calcext:value-type="float">
            <text:p>0.4</text:p>
          </table:table-cell>
          <table:table-cell table:formula="of:=ROUND(AVERAGE([c1.F6];[c2.F6];[c3.F6])/1000; 0)"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table:formula="of:=ROUND(AVERAGE([c1.B7];[c2.B7];[c3.B7])/(1000*[ResultsC.$A$1]); 1)" office:value-type="float" office:value="1" calcext:value-type="float">
            <text:p>1</text:p>
          </table:table-cell>
          <table:table-cell table:formula="of:=ROUND(AVERAGE([c1.C7];[c2.C7];[c3.C7])/(1000*[ResultsC.$A$1]); 1)" office:value-type="float" office:value="0.2" calcext:value-type="float">
            <text:p>0.2</text:p>
          </table:table-cell>
          <table:table-cell table:formula="of:=ROUND(AVERAGE([c1.D7];[c2.D7];[c3.D7])/(1000*[ResultsC.$A$1]); 1)" office:value-type="float" office:value="0.5" calcext:value-type="float">
            <text:p>0.5</text:p>
          </table:table-cell>
          <table:table-cell table:formula="of:=ROUND(AVERAGE([c1.E7];[c2.E7];[c3.E7])/(1000*[ResultsC.$A$1]); 1)" office:value-type="float" office:value="0.3" calcext:value-type="float">
            <text:p>0.3</text:p>
          </table:table-cell>
          <table:table-cell table:formula="of:=ROUND(AVERAGE([c1.F7];[c2.F7];[c3.F7])/1000; 0)"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table:formula="of:=ROUND(AVERAGE([c1.B8];[c2.B8];[c3.B8])/(1000*[ResultsC.$A$1]); 1)" office:value-type="float" office:value="0.8" calcext:value-type="float">
            <text:p>0.8</text:p>
          </table:table-cell>
          <table:table-cell table:formula="of:=ROUND(AVERAGE([c1.C8];[c2.C8];[c3.C8])/(1000*[ResultsC.$A$1]); 1)" office:value-type="float" office:value="0.5" calcext:value-type="float">
            <text:p>0.5</text:p>
          </table:table-cell>
          <table:table-cell table:formula="of:=ROUND(AVERAGE([c1.D8];[c2.D8];[c3.D8])/(1000*[ResultsC.$A$1]); 1)" office:value-type="float" office:value="0.6" calcext:value-type="float">
            <text:p>0.6</text:p>
          </table:table-cell>
          <table:table-cell table:formula="of:=ROUND(AVERAGE([c1.E8];[c2.E8];[c3.E8])/(1000*[ResultsC.$A$1]); 1)" office:value-type="float" office:value="0.4" calcext:value-type="float">
            <text:p>0.4</text:p>
          </table:table-cell>
          <table:table-cell table:formula="of:=ROUND(AVERAGE([c1.F8];[c2.F8];[c3.F8])/1000; 0)"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table:formula="of:=ROUND(AVERAGE([c1.B9];[c2.B9];[c3.B9])/(1000*[ResultsC.$A$1]); 1)" office:value-type="float" office:value="21" calcext:value-type="float">
            <text:p>21</text:p>
          </table:table-cell>
          <table:table-cell table:formula="of:=ROUND(AVERAGE([c1.C9];[c2.C9];[c3.C9])/(1000*[ResultsC.$A$1]); 1)" office:value-type="float" office:value="21.7" calcext:value-type="float">
            <text:p>21.7</text:p>
          </table:table-cell>
          <table:table-cell table:formula="of:=ROUND(AVERAGE([c1.D9];[c2.D9];[c3.D9])/(1000*[ResultsC.$A$1]); 1)" office:value-type="float" office:value="59.3" calcext:value-type="float">
            <text:p>59.3</text:p>
          </table:table-cell>
          <table:table-cell table:formula="of:=ROUND(AVERAGE([c1.E9];[c2.E9];[c3.E9])/(1000*[ResultsC.$A$1]); 1)" office:value-type="float" office:value="12.4" calcext:value-type="float">
            <text:p>12.4</text:p>
          </table:table-cell>
          <table:table-cell table:formula="of:=ROUND(AVERAGE([c1.F9];[c2.F9];[c3.F9])/1000; 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table:formula="of:=ROUND(AVERAGE([c1.B10];[c2.B10];[c3.B10])/(1000*[ResultsC.$A$1]); 1)" office:value-type="float" office:value="3.3" calcext:value-type="float">
            <text:p>3.3</text:p>
          </table:table-cell>
          <table:table-cell table:formula="of:=ROUND(AVERAGE([c1.C10];[c2.C10];[c3.C10])/(1000*[ResultsC.$A$1]); 1)" office:value-type="float" office:value="1.2" calcext:value-type="float">
            <text:p>1.2</text:p>
          </table:table-cell>
          <table:table-cell table:formula="of:=ROUND(AVERAGE([c1.D10];[c2.D10];[c3.D10])/(1000*[ResultsC.$A$1]); 1)" office:value-type="float" office:value="0.7" calcext:value-type="float">
            <text:p>0.7</text:p>
          </table:table-cell>
          <table:table-cell table:formula="of:=ROUND(AVERAGE([c1.E10];[c2.E10];[c3.E10])/(1000*[ResultsC.$A$1]); 1)" office:value-type="float" office:value="5.6" calcext:value-type="float">
            <text:p>5.6</text:p>
          </table:table-cell>
          <table:table-cell table:formula="of:=ROUND(AVERAGE([c1.F10];[c2.F10];[c3.F10])/1000; 0)" office:value-type="float" office:value="15520" calcext:value-type="float">
            <text:p>15520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table:formula="of:=ROUND(AVERAGE([c1.B11];[c2.B11];[c3.B11])/(1000*[ResultsC.$A$1]); 1)" office:value-type="float" office:value="0.4" calcext:value-type="float">
            <text:p>0.4</text:p>
          </table:table-cell>
          <table:table-cell table:formula="of:=ROUND(AVERAGE([c1.C11];[c2.C11];[c3.C11])/(1000*[ResultsC.$A$1]); 1)" office:value-type="float" office:value="37.3" calcext:value-type="float">
            <text:p>37.3</text:p>
          </table:table-cell>
          <table:table-cell table:formula="of:=ROUND(AVERAGE([c1.D11];[c2.D11];[c3.D11])/(1000*[ResultsC.$A$1]); 1)" office:value-type="float" office:value="49.2" calcext:value-type="float">
            <text:p>49.2</text:p>
          </table:table-cell>
          <table:table-cell table:formula="of:=ROUND(AVERAGE([c1.E11];[c2.E11];[c3.E11])/(1000*[ResultsC.$A$1]); 1)" office:value-type="float" office:value="0.6" calcext:value-type="float">
            <text:p>0.6</text:p>
          </table:table-cell>
          <table:table-cell table:formula="of:=ROUND(AVERAGE([c1.F11];[c2.F11];[c3.F11])/1000; 0)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 Tree</text:p>
          </table:table-cell>
          <table:table-cell table:formula="of:=ROUND(AVERAGE([c1.B13];[c2.B13];[c3.B13])/(1000*[ResultsC.$A$1]); 1)" office:value-type="float" office:value="1.6" calcext:value-type="float">
            <text:p>1.6</text:p>
          </table:table-cell>
          <table:table-cell table:formula="of:=ROUND(AVERAGE([c1.C13];[c2.C13];[c3.C13])/(1000*[ResultsC.$A$1]); 1)" office:value-type="float" office:value="21" calcext:value-type="float">
            <text:p>21</text:p>
          </table:table-cell>
          <table:table-cell table:formula="of:=ROUND(AVERAGE([c1.D13];[c2.D13];[c3.D13])/(1000*[ResultsC.$A$1]); 1)" office:value-type="float" office:value="93.3" calcext:value-type="float">
            <text:p>93.3</text:p>
          </table:table-cell>
          <table:table-cell table:formula="of:=ROUND(AVERAGE([c1.E13];[c2.E13];[c3.E13])/(1000*[ResultsC.$A$1]); 1)" office:value-type="float" office:value="0.3" calcext:value-type="float">
            <text:p>0.3</text:p>
          </table:table-cell>
          <table:table-cell table:formula="of:=ROUND(AVERAGE([c1.F13];[c2.F13];[c3.F13])/1000; 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table:formula="of:=ROUND(AVERAGE([c1.B14];[c2.B14];[c3.B14])/(1000*[ResultsC.$A$1]); 1)" office:value-type="float" office:value="0.6" calcext:value-type="float">
            <text:p>0.6</text:p>
          </table:table-cell>
          <table:table-cell table:formula="of:=ROUND(AVERAGE([c1.C14];[c2.C14];[c3.C14])/(1000*[ResultsC.$A$1]); 1)" office:value-type="float" office:value="30.8" calcext:value-type="float">
            <text:p>30.8</text:p>
          </table:table-cell>
          <table:table-cell table:formula="of:=ROUND(AVERAGE([c1.D14];[c2.D14];[c3.D14])/(1000*[ResultsC.$A$1]); 1)" office:value-type="float" office:value="120.3" calcext:value-type="float">
            <text:p>120.3</text:p>
          </table:table-cell>
          <table:table-cell table:formula="of:=ROUND(AVERAGE([c1.E14];[c2.E14];[c3.E14])/(1000*[ResultsC.$A$1]); 1)" office:value-type="float" office:value="0.5" calcext:value-type="float">
            <text:p>0.5</text:p>
          </table:table-cell>
          <table:table-cell table:formula="of:=ROUND(AVERAGE([c1.F14];[c2.F14];[c3.F14])/1000; 0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table:formula="of:=ROUND(AVERAGE([c1.B15];[c2.B15];[c3.B15])/(1000*[ResultsC.$A$1]); 1)" office:value-type="float" office:value="0.6" calcext:value-type="float">
            <text:p>0.6</text:p>
          </table:table-cell>
          <table:table-cell table:number-columns-repeated="2"/>
          <table:table-cell table:formula="of:=ROUND(AVERAGE([c1.E15];[c2.E15];[c3.E15])/(1000*[ResultsC.$A$1]); 1)" office:value-type="float" office:value="0.8" calcext:value-type="float">
            <text:p>0.8</text:p>
          </table:table-cell>
          <table:table-cell table:formula="of:=ROUND(AVERAGE([c1.F15];[c2.F15];[c3.F15])/1000; 0)" office:value-type="float" office:value="5202" calcext:value-type="float">
            <text:p>5202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style-name="Default" table:number-columns-repeated="5"/>
        </table:table-row>
        <calcext:conditional-formats>
          <calcext:conditional-format calcext:target-range-address="ResultsC.B2:ResultsC.E15">
            <calcext:color-scale>
              <calcext:color-scale-entry calcext:value="0" calcext:type="minimum" calcext:color="#99ff99"/>
              <calcext:color-scale-entry calcext:value="5" calcext:type="percent" calcext:color="#ffff66"/>
              <calcext:color-scale-entry calcext:value="0" calcext:type="maximum" calcext:color="#ff9999"/>
            </calcext:color-scale>
          </calcext:conditional-format>
          <calcext:conditional-format calcext:target-range-address="ResultsC.F2:ResultsC.F15">
            <calcext:color-scale>
              <calcext:color-scale-entry calcext:value="0" calcext:type="minimum" calcext:color="#99ff99"/>
              <calcext:color-scale-entry calcext:value="25" calcext:type="percent" calcext:color="#ffff66"/>
              <calcext:color-scale-entry calcext:value="0" calcext:type="maximum" calcext:color="#ff9999"/>
            </calcext:color-scale>
          </calcext:conditional-format>
        </calcext:conditional-formats>
      </table:table>
      <table:table table:name="c1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2794204" calcext:value-type="float">
            <text:p>2794204</text:p>
          </table:table-cell>
          <table:table-cell office:value-type="float" office:value="469797" calcext:value-type="float">
            <text:p>469797</text:p>
          </table:table-cell>
          <table:table-cell office:value-type="float" office:value="320408265" calcext:value-type="float">
            <text:p>320408265</text:p>
          </table:table-cell>
          <table:table-cell office:value-type="float" office:value="26353172" calcext:value-type="float">
            <text:p>26353172</text:p>
          </table:table-cell>
          <table:table-cell office:value-type="float" office:value="39648" calcext:value-type="float">
            <text:p>39648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88112737" calcext:value-type="float">
            <text:p>88112737</text:p>
          </table:table-cell>
          <table:table-cell office:value-type="float" office:value="87148562" calcext:value-type="float">
            <text:p>87148562</text:p>
          </table:table-cell>
          <table:table-cell office:value-type="float" office:value="423652835" calcext:value-type="float">
            <text:p>423652835</text:p>
          </table:table-cell>
          <table:table-cell office:value-type="float" office:value="67755626" calcext:value-type="float">
            <text:p>67755626</text:p>
          </table:table-cell>
          <table:table-cell office:value-type="float" office:value="239632" calcext:value-type="float">
            <text:p>239632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3687422" calcext:value-type="float">
            <text:p>3687422</text:p>
          </table:table-cell>
          <table:table-cell office:value-type="float" office:value="50735328" calcext:value-type="float">
            <text:p>50735328</text:p>
          </table:table-cell>
          <table:table-cell office:value-type="float" office:value="427602749" calcext:value-type="float">
            <text:p>427602749</text:p>
          </table:table-cell>
          <table:table-cell office:value-type="float" office:value="37867612" calcext:value-type="float">
            <text:p>37867612</text:p>
          </table:table-cell>
          <table:table-cell office:value-type="float" office:value="240024" calcext:value-type="float">
            <text:p>240024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11043716" calcext:value-type="float">
            <text:p>11043716</text:p>
          </table:table-cell>
          <table:table-cell office:value-type="float" office:value="4429915" calcext:value-type="float">
            <text:p>4429915</text:p>
          </table:table-cell>
          <table:table-cell office:value-type="float" office:value="6831771" calcext:value-type="float">
            <text:p>6831771</text:p>
          </table:table-cell>
          <table:table-cell office:value-type="float" office:value="6153278" calcext:value-type="float">
            <text:p>6153278</text:p>
          </table:table-cell>
          <table:table-cell office:value-type="float" office:value="840496" calcext:value-type="float">
            <text:p>840496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9701570" calcext:value-type="float">
            <text:p>9701570</text:p>
          </table:table-cell>
          <table:table-cell office:value-type="float" office:value="1990957" calcext:value-type="float">
            <text:p>1990957</text:p>
          </table:table-cell>
          <table:table-cell office:value-type="float" office:value="5480351" calcext:value-type="float">
            <text:p>5480351</text:p>
          </table:table-cell>
          <table:table-cell office:value-type="float" office:value="3799654" calcext:value-type="float">
            <text:p>3799654</text:p>
          </table:table-cell>
          <table:table-cell office:value-type="float" office:value="558032" calcext:value-type="float">
            <text:p>558032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9891338" calcext:value-type="float">
            <text:p>9891338</text:p>
          </table:table-cell>
          <table:table-cell office:value-type="float" office:value="1950146" calcext:value-type="float">
            <text:p>1950146</text:p>
          </table:table-cell>
          <table:table-cell office:value-type="float" office:value="4742031" calcext:value-type="float">
            <text:p>4742031</text:p>
          </table:table-cell>
          <table:table-cell office:value-type="float" office:value="2848001" calcext:value-type="float">
            <text:p>2848001</text:p>
          </table:table-cell>
          <table:table-cell office:value-type="float" office:value="557640" calcext:value-type="float">
            <text:p>557640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7811714" calcext:value-type="float">
            <text:p>7811714</text:p>
          </table:table-cell>
          <table:table-cell office:value-type="float" office:value="2260407" calcext:value-type="float">
            <text:p>2260407</text:p>
          </table:table-cell>
          <table:table-cell office:value-type="float" office:value="6418090" calcext:value-type="float">
            <text:p>6418090</text:p>
          </table:table-cell>
          <table:table-cell office:value-type="float" office:value="3508871" calcext:value-type="float">
            <text:p>3508871</text:p>
          </table:table-cell>
          <table:table-cell office:value-type="float" office:value="557640" calcext:value-type="float">
            <text:p>557640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210427923" calcext:value-type="float">
            <text:p>210427923</text:p>
          </table:table-cell>
          <table:table-cell office:value-type="float" office:value="214132505" calcext:value-type="float">
            <text:p>214132505</text:p>
          </table:table-cell>
          <table:table-cell office:value-type="float" office:value="595482711" calcext:value-type="float">
            <text:p>595482711</text:p>
          </table:table-cell>
          <table:table-cell office:value-type="float" office:value="123394840" calcext:value-type="float">
            <text:p>123394840</text:p>
          </table:table-cell>
          <table:table-cell office:value-type="float" office:value="319632" calcext:value-type="float">
            <text:p>319632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28384477" calcext:value-type="float">
            <text:p>28384477</text:p>
          </table:table-cell>
          <table:table-cell office:value-type="float" office:value="13103310" calcext:value-type="float">
            <text:p>13103310</text:p>
          </table:table-cell>
          <table:table-cell office:value-type="float" office:value="8217975" calcext:value-type="float">
            <text:p>8217975</text:p>
          </table:table-cell>
          <table:table-cell office:value-type="float" office:value="70004438" calcext:value-type="float">
            <text:p>70004438</text:p>
          </table:table-cell>
          <table:table-cell office:value-type="float" office:value="15512824" calcext:value-type="float">
            <text:p>15512824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3995828" calcext:value-type="float">
            <text:p>3995828</text:p>
          </table:table-cell>
          <table:table-cell office:value-type="float" office:value="367463590" calcext:value-type="float">
            <text:p>367463590</text:p>
          </table:table-cell>
          <table:table-cell office:value-type="float" office:value="475580046" calcext:value-type="float">
            <text:p>475580046</text:p>
          </table:table-cell>
          <table:table-cell office:value-type="float" office:value="5484988" calcext:value-type="float">
            <text:p>5484988</text:p>
          </table:table-cell>
          <table:table-cell office:value-type="float" office:value="279648" calcext:value-type="float">
            <text:p>279648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6403950" calcext:value-type="float">
            <text:p>16403950</text:p>
          </table:table-cell>
          <table:table-cell office:value-type="float" office:value="203994993" calcext:value-type="float">
            <text:p>203994993</text:p>
          </table:table-cell>
          <table:table-cell office:value-type="float" office:value="990575300" calcext:value-type="float">
            <text:p>990575300</text:p>
          </table:table-cell>
          <table:table-cell office:value-type="float" office:value="2914783" calcext:value-type="float">
            <text:p>2914783</text:p>
          </table:table-cell>
          <table:table-cell office:value-type="float" office:value="320024" calcext:value-type="float">
            <text:p>32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6972293" calcext:value-type="float">
            <text:p>6972293</text:p>
          </table:table-cell>
          <table:table-cell office:value-type="float" office:value="308421708" calcext:value-type="float">
            <text:p>308421708</text:p>
          </table:table-cell>
          <table:table-cell office:value-type="float" office:value="1216967985" calcext:value-type="float">
            <text:p>1216967985</text:p>
          </table:table-cell>
          <table:table-cell office:value-type="float" office:value="4864466" calcext:value-type="float">
            <text:p>4864466</text:p>
          </table:table-cell>
          <table:table-cell office:value-type="float" office:value="400464" calcext:value-type="float">
            <text:p>400464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4708176" calcext:value-type="float">
            <text:p>4708176</text:p>
          </table:table-cell>
          <table:table-cell table:number-columns-repeated="2"/>
          <table:table-cell office:value-type="float" office:value="7035830" calcext:value-type="float">
            <text:p>7035830</text:p>
          </table:table-cell>
          <table:table-cell office:value-type="float" office:value="5202360" calcext:value-type="float">
            <text:p>5202360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number-columns-repeated="5"/>
        </table:table-row>
      </table:table>
      <table:table table:name="c2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2920349" calcext:value-type="float">
            <text:p>2920349</text:p>
          </table:table-cell>
          <table:table-cell office:value-type="float" office:value="529623" calcext:value-type="float">
            <text:p>529623</text:p>
          </table:table-cell>
          <table:table-cell office:value-type="float" office:value="323960730" calcext:value-type="float">
            <text:p>323960730</text:p>
          </table:table-cell>
          <table:table-cell office:value-type="float" office:value="25991433" calcext:value-type="float">
            <text:p>25991433</text:p>
          </table:table-cell>
          <table:table-cell office:value-type="float" office:value="40040" calcext:value-type="float">
            <text:p>4004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90272969" calcext:value-type="float">
            <text:p>90272969</text:p>
          </table:table-cell>
          <table:table-cell office:value-type="float" office:value="91002014" calcext:value-type="float">
            <text:p>91002014</text:p>
          </table:table-cell>
          <table:table-cell office:value-type="float" office:value="443272090" calcext:value-type="float">
            <text:p>443272090</text:p>
          </table:table-cell>
          <table:table-cell office:value-type="float" office:value="67963393" calcext:value-type="float">
            <text:p>67963393</text:p>
          </table:table-cell>
          <table:table-cell office:value-type="float" office:value="240024" calcext:value-type="float">
            <text:p>240024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3580756" calcext:value-type="float">
            <text:p>3580756</text:p>
          </table:table-cell>
          <table:table-cell office:value-type="float" office:value="48598284" calcext:value-type="float">
            <text:p>48598284</text:p>
          </table:table-cell>
          <table:table-cell office:value-type="float" office:value="430414576" calcext:value-type="float">
            <text:p>430414576</text:p>
          </table:table-cell>
          <table:table-cell office:value-type="float" office:value="41895903" calcext:value-type="float">
            <text:p>41895903</text:p>
          </table:table-cell>
          <table:table-cell office:value-type="float" office:value="239632" calcext:value-type="float">
            <text:p>239632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12962788" calcext:value-type="float">
            <text:p>12962788</text:p>
          </table:table-cell>
          <table:table-cell office:value-type="float" office:value="3861335" calcext:value-type="float">
            <text:p>3861335</text:p>
          </table:table-cell>
          <table:table-cell office:value-type="float" office:value="6882322" calcext:value-type="float">
            <text:p>6882322</text:p>
          </table:table-cell>
          <table:table-cell office:value-type="float" office:value="6736698" calcext:value-type="float">
            <text:p>6736698</text:p>
          </table:table-cell>
          <table:table-cell office:value-type="float" office:value="836688" calcext:value-type="float">
            <text:p>836688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9732178" calcext:value-type="float">
            <text:p>9732178</text:p>
          </table:table-cell>
          <table:table-cell office:value-type="float" office:value="2212175" calcext:value-type="float">
            <text:p>2212175</text:p>
          </table:table-cell>
          <table:table-cell office:value-type="float" office:value="4705393" calcext:value-type="float">
            <text:p>4705393</text:p>
          </table:table-cell>
          <table:table-cell office:value-type="float" office:value="3518610" calcext:value-type="float">
            <text:p>3518610</text:p>
          </table:table-cell>
          <table:table-cell office:value-type="float" office:value="558032" calcext:value-type="float">
            <text:p>558032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10316062" calcext:value-type="float">
            <text:p>10316062</text:p>
          </table:table-cell>
          <table:table-cell office:value-type="float" office:value="1963595" calcext:value-type="float">
            <text:p>1963595</text:p>
          </table:table-cell>
          <table:table-cell office:value-type="float" office:value="5423307" calcext:value-type="float">
            <text:p>5423307</text:p>
          </table:table-cell>
          <table:table-cell office:value-type="float" office:value="2751074" calcext:value-type="float">
            <text:p>2751074</text:p>
          </table:table-cell>
          <table:table-cell office:value-type="float" office:value="557640" calcext:value-type="float">
            <text:p>557640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7578902" calcext:value-type="float">
            <text:p>7578902</text:p>
          </table:table-cell>
          <table:table-cell office:value-type="float" office:value="8645106" calcext:value-type="float">
            <text:p>8645106</text:p>
          </table:table-cell>
          <table:table-cell office:value-type="float" office:value="6046147" calcext:value-type="float">
            <text:p>6046147</text:p>
          </table:table-cell>
          <table:table-cell office:value-type="float" office:value="3424465" calcext:value-type="float">
            <text:p>3424465</text:p>
          </table:table-cell>
          <table:table-cell office:value-type="float" office:value="558424" calcext:value-type="float">
            <text:p>558424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210677431" calcext:value-type="float">
            <text:p>210677431</text:p>
          </table:table-cell>
          <table:table-cell office:value-type="float" office:value="218420971" calcext:value-type="float">
            <text:p>218420971</text:p>
          </table:table-cell>
          <table:table-cell office:value-type="float" office:value="600104626" calcext:value-type="float">
            <text:p>600104626</text:p>
          </table:table-cell>
          <table:table-cell office:value-type="float" office:value="122314260" calcext:value-type="float">
            <text:p>122314260</text:p>
          </table:table-cell>
          <table:table-cell office:value-type="float" office:value="320024" calcext:value-type="float">
            <text:p>320024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30680130" calcext:value-type="float">
            <text:p>30680130</text:p>
          </table:table-cell>
          <table:table-cell office:value-type="float" office:value="12095541" calcext:value-type="float">
            <text:p>12095541</text:p>
          </table:table-cell>
          <table:table-cell office:value-type="float" office:value="6144467" calcext:value-type="float">
            <text:p>6144467</text:p>
          </table:table-cell>
          <table:table-cell office:value-type="float" office:value="50886980" calcext:value-type="float">
            <text:p>50886980</text:p>
          </table:table-cell>
          <table:table-cell office:value-type="float" office:value="15525472" calcext:value-type="float">
            <text:p>15525472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3980060" calcext:value-type="float">
            <text:p>3980060</text:p>
          </table:table-cell>
          <table:table-cell office:value-type="float" office:value="370849099" calcext:value-type="float">
            <text:p>370849099</text:p>
          </table:table-cell>
          <table:table-cell office:value-type="float" office:value="471061088" calcext:value-type="float">
            <text:p>471061088</text:p>
          </table:table-cell>
          <table:table-cell office:value-type="float" office:value="5595365" calcext:value-type="float">
            <text:p>5595365</text:p>
          </table:table-cell>
          <table:table-cell office:value-type="float" office:value="280040" calcext:value-type="float">
            <text:p>28004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4129166" calcext:value-type="float">
            <text:p>14129166</text:p>
          </table:table-cell>
          <table:table-cell office:value-type="float" office:value="217036159" calcext:value-type="float">
            <text:p>217036159</text:p>
          </table:table-cell>
          <table:table-cell office:value-type="float" office:value="952856094" calcext:value-type="float">
            <text:p>952856094</text:p>
          </table:table-cell>
          <table:table-cell office:value-type="float" office:value="2218204" calcext:value-type="float">
            <text:p>2218204</text:p>
          </table:table-cell>
          <table:table-cell office:value-type="float" office:value="320024" calcext:value-type="float">
            <text:p>32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5179828" calcext:value-type="float">
            <text:p>5179828</text:p>
          </table:table-cell>
          <table:table-cell office:value-type="float" office:value="304210228" calcext:value-type="float">
            <text:p>304210228</text:p>
          </table:table-cell>
          <table:table-cell office:value-type="float" office:value="1222489670" calcext:value-type="float">
            <text:p>1222489670</text:p>
          </table:table-cell>
          <table:table-cell office:value-type="float" office:value="5002669" calcext:value-type="float">
            <text:p>5002669</text:p>
          </table:table-cell>
          <table:table-cell office:value-type="float" office:value="399680" calcext:value-type="float">
            <text:p>399680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11297860" calcext:value-type="float">
            <text:p>11297860</text:p>
          </table:table-cell>
          <table:table-cell table:number-columns-repeated="2"/>
          <table:table-cell office:value-type="float" office:value="7123945" calcext:value-type="float">
            <text:p>7123945</text:p>
          </table:table-cell>
          <table:table-cell office:value-type="float" office:value="5202360" calcext:value-type="float">
            <text:p>5202360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number-columns-repeated="5"/>
        </table:table-row>
      </table:table>
      <table:table table:name="c3" table:style-name="ta1"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2813219" calcext:value-type="float">
            <text:p>2813219</text:p>
          </table:table-cell>
          <table:table-cell office:value-type="float" office:value="584349" calcext:value-type="float">
            <text:p>584349</text:p>
          </table:table-cell>
          <table:table-cell office:value-type="float" office:value="324786701" calcext:value-type="float">
            <text:p>324786701</text:p>
          </table:table-cell>
          <table:table-cell office:value-type="float" office:value="28446622" calcext:value-type="float">
            <text:p>28446622</text:p>
          </table:table-cell>
          <table:table-cell office:value-type="float" office:value="40040" calcext:value-type="float">
            <text:p>4004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office:value-type="float" office:value="86800736" calcext:value-type="float">
            <text:p>86800736</text:p>
          </table:table-cell>
          <table:table-cell office:value-type="float" office:value="83013140" calcext:value-type="float">
            <text:p>83013140</text:p>
          </table:table-cell>
          <table:table-cell office:value-type="float" office:value="424186168" calcext:value-type="float">
            <text:p>424186168</text:p>
          </table:table-cell>
          <table:table-cell office:value-type="float" office:value="68306583" calcext:value-type="float">
            <text:p>68306583</text:p>
          </table:table-cell>
          <table:table-cell office:value-type="float" office:value="240024" calcext:value-type="float">
            <text:p>240024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office:value-type="float" office:value="4000002" calcext:value-type="float">
            <text:p>4000002</text:p>
          </table:table-cell>
          <table:table-cell office:value-type="float" office:value="50688618" calcext:value-type="float">
            <text:p>50688618</text:p>
          </table:table-cell>
          <table:table-cell office:value-type="float" office:value="434319506" calcext:value-type="float">
            <text:p>434319506</text:p>
          </table:table-cell>
          <table:table-cell office:value-type="float" office:value="39450453" calcext:value-type="float">
            <text:p>39450453</text:p>
          </table:table-cell>
          <table:table-cell office:value-type="float" office:value="239632" calcext:value-type="float">
            <text:p>239632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office:value-type="float" office:value="12677107" calcext:value-type="float">
            <text:p>12677107</text:p>
          </table:table-cell>
          <table:table-cell office:value-type="float" office:value="4989220" calcext:value-type="float">
            <text:p>4989220</text:p>
          </table:table-cell>
          <table:table-cell office:value-type="float" office:value="7332641" calcext:value-type="float">
            <text:p>7332641</text:p>
          </table:table-cell>
          <table:table-cell office:value-type="float" office:value="6446844" calcext:value-type="float">
            <text:p>6446844</text:p>
          </table:table-cell>
          <table:table-cell office:value-type="float" office:value="838768" calcext:value-type="float">
            <text:p>838768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office:value-type="float" office:value="8219366" calcext:value-type="float">
            <text:p>8219366</text:p>
          </table:table-cell>
          <table:table-cell office:value-type="float" office:value="2752465" calcext:value-type="float">
            <text:p>2752465</text:p>
          </table:table-cell>
          <table:table-cell office:value-type="float" office:value="5436756" calcext:value-type="float">
            <text:p>5436756</text:p>
          </table:table-cell>
          <table:table-cell office:value-type="float" office:value="3370205" calcext:value-type="float">
            <text:p>3370205</text:p>
          </table:table-cell>
          <table:table-cell office:value-type="float" office:value="558032" calcext:value-type="float">
            <text:p>558032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office:value-type="float" office:value="11290904" calcext:value-type="float">
            <text:p>11290904</text:p>
          </table:table-cell>
          <table:table-cell office:value-type="float" office:value="2176928" calcext:value-type="float">
            <text:p>2176928</text:p>
          </table:table-cell>
          <table:table-cell office:value-type="float" office:value="4780988" calcext:value-type="float">
            <text:p>4780988</text:p>
          </table:table-cell>
          <table:table-cell office:value-type="float" office:value="2992697" calcext:value-type="float">
            <text:p>2992697</text:p>
          </table:table-cell>
          <table:table-cell office:value-type="float" office:value="558032" calcext:value-type="float">
            <text:p>558032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office:value-type="float" office:value="7989337" calcext:value-type="float">
            <text:p>7989337</text:p>
          </table:table-cell>
          <table:table-cell office:value-type="float" office:value="3447190" calcext:value-type="float">
            <text:p>3447190</text:p>
          </table:table-cell>
          <table:table-cell office:value-type="float" office:value="5932061" calcext:value-type="float">
            <text:p>5932061</text:p>
          </table:table-cell>
          <table:table-cell office:value-type="float" office:value="3703654" calcext:value-type="float">
            <text:p>3703654</text:p>
          </table:table-cell>
          <table:table-cell office:value-type="float" office:value="558816" calcext:value-type="float">
            <text:p>558816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office:value-type="float" office:value="209485083" calcext:value-type="float">
            <text:p>209485083</text:p>
          </table:table-cell>
          <table:table-cell office:value-type="float" office:value="217839406" calcext:value-type="float">
            <text:p>217839406</text:p>
          </table:table-cell>
          <table:table-cell office:value-type="float" office:value="584620329" calcext:value-type="float">
            <text:p>584620329</text:p>
          </table:table-cell>
          <table:table-cell office:value-type="float" office:value="125970610" calcext:value-type="float">
            <text:p>125970610</text:p>
          </table:table-cell>
          <table:table-cell office:value-type="float" office:value="320808" calcext:value-type="float">
            <text:p>320808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float" office:value="39918859" calcext:value-type="float">
            <text:p>39918859</text:p>
          </table:table-cell>
          <table:table-cell office:value-type="float" office:value="9344005" calcext:value-type="float">
            <text:p>9344005</text:p>
          </table:table-cell>
          <table:table-cell office:value-type="float" office:value="5841626" calcext:value-type="float">
            <text:p>5841626</text:p>
          </table:table-cell>
          <table:table-cell office:value-type="float" office:value="48475385" calcext:value-type="float">
            <text:p>48475385</text:p>
          </table:table-cell>
          <table:table-cell office:value-type="float" office:value="15520504" calcext:value-type="float">
            <text:p>15520504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office:value-type="float" office:value="3875712" calcext:value-type="float">
            <text:p>3875712</text:p>
          </table:table-cell>
          <table:table-cell office:value-type="float" office:value="379688988" calcext:value-type="float">
            <text:p>379688988</text:p>
          </table:table-cell>
          <table:table-cell office:value-type="float" office:value="528864246" calcext:value-type="float">
            <text:p>528864246</text:p>
          </table:table-cell>
          <table:table-cell office:value-type="float" office:value="5935771" calcext:value-type="float">
            <text:p>5935771</text:p>
          </table:table-cell>
          <table:table-cell office:value-type="float" office:value="280040" calcext:value-type="float">
            <text:p>28004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 Tree</text:p>
          </table:table-cell>
          <table:table-cell office:value-type="float" office:value="17897283" calcext:value-type="float">
            <text:p>17897283</text:p>
          </table:table-cell>
          <table:table-cell office:value-type="float" office:value="210274880" calcext:value-type="float">
            <text:p>210274880</text:p>
          </table:table-cell>
          <table:table-cell office:value-type="float" office:value="854250135" calcext:value-type="float">
            <text:p>854250135</text:p>
          </table:table-cell>
          <table:table-cell office:value-type="float" office:value="2885103" calcext:value-type="float">
            <text:p>2885103</text:p>
          </table:table-cell>
          <table:table-cell office:value-type="float" office:value="320024" calcext:value-type="float">
            <text:p>320024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float" office:value="7216235" calcext:value-type="float">
            <text:p>7216235</text:p>
          </table:table-cell>
          <table:table-cell office:value-type="float" office:value="311204782" calcext:value-type="float">
            <text:p>311204782</text:p>
          </table:table-cell>
          <table:table-cell office:value-type="float" office:value="1169756833" calcext:value-type="float">
            <text:p>1169756833</text:p>
          </table:table-cell>
          <table:table-cell office:value-type="float" office:value="4212872" calcext:value-type="float">
            <text:p>4212872</text:p>
          </table:table-cell>
          <table:table-cell office:value-type="float" office:value="400464" calcext:value-type="float">
            <text:p>400464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office:value-type="float" office:value="3078031" calcext:value-type="float">
            <text:p>3078031</text:p>
          </table:table-cell>
          <table:table-cell table:number-columns-repeated="2"/>
          <table:table-cell office:value-type="float" office:value="8381685" calcext:value-type="float">
            <text:p>8381685</text:p>
          </table:table-cell>
          <table:table-cell office:value-type="float" office:value="5202360" calcext:value-type="float">
            <text:p>5202360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number-columns-repeated="5"/>
        </table:table-row>
      </table:table>
      <table:table table:name="deltaAC" table:style-name="ta1">
        <table:table-column table:style-name="co1" table:default-cell-style-name="Default"/>
        <table:table-column table:style-name="co3" table:number-columns-repeated="4" table:default-cell-style-name="ce17"/>
        <table:table-column table:style-name="co3" table:default-cell-style-name="ce18"/>
        <table:table-row table:style-name="ro1">
          <table:table-cell/>
          <table:table-cell table:style-name="Default" office:value-type="string" calcext:value-type="string">
            <text:p>Insert</text:p>
          </table:table-cell>
          <table:table-cell table:style-name="Default" office:value-type="string" calcext:value-type="string">
            <text:p>Access</text:p>
          </table:table-cell>
          <table:table-cell table:style-name="Default" office:value-type="string" calcext:value-type="string">
            <text:p>Search</text:p>
          </table:table-cell>
          <table:table-cell table:style-name="Default" office:value-type="string" calcext:value-type="string">
            <text:p>Delete</text:p>
          </table:table-cell>
          <table:table-cell table:style-name="Default"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table:formula="of:=ROUND((([ResultsC.B2]-[ResultsA.B2])/[ResultsA.B2])*100; 1)" office:value-type="float" office:value="0" calcext:value-type="float">
            <text:p>0</text:p>
          </table:table-cell>
          <table:table-cell table:formula="of:=ROUND((([ResultsC.C2]-[ResultsA.C2])/[ResultsA.C2])*100; 1)" office:value-type="float" office:value="0" calcext:value-type="float">
            <text:p>0</text:p>
          </table:table-cell>
          <table:table-cell table:formula="of:=ROUND((([ResultsC.D2]-[ResultsA.D2])/[ResultsA.D2])*100; 1)" office:value-type="float" office:value="14.1" calcext:value-type="float">
            <text:p>14.1</text:p>
          </table:table-cell>
          <table:table-cell table:formula="of:=ROUND((([ResultsC.E2]-[ResultsA.E2])/[ResultsA.E2])*100; 1)" office:value-type="float" office:value="3.8" calcext:value-type="float">
            <text:p>3.8</text:p>
          </table:table-cell>
          <table:table-cell table:formula="of:=ROUND((([ResultsC.F2]-[ResultsA.F2])/[ResultsA.F2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y Linked List</text:p>
          </table:table-cell>
          <table:table-cell table:formula="of:=ROUND((([ResultsC.B3]-[ResultsA.B3])/[ResultsA.B3])*100; 1)" office:value-type="float" office:value="-1.1" calcext:value-type="float">
            <text:p>-1.1</text:p>
          </table:table-cell>
          <table:table-cell table:formula="of:=ROUND((([ResultsC.C3]-[ResultsA.C3])/[ResultsA.C3])*100; 1)" office:value-type="float" office:value="1.2" calcext:value-type="float">
            <text:p>1.2</text:p>
          </table:table-cell>
          <table:table-cell table:formula="of:=ROUND((([ResultsC.D3]-[ResultsA.D3])/[ResultsA.D3])*100; 1)" office:value-type="float" office:value="13.2" calcext:value-type="float">
            <text:p>13.2</text:p>
          </table:table-cell>
          <table:table-cell table:formula="of:=ROUND((([ResultsC.E3]-[ResultsA.E3])/[ResultsA.E3])*100; 1)" office:value-type="float" office:value="3" calcext:value-type="float">
            <text:p>3</text:p>
          </table:table-cell>
          <table:table-cell table:formula="of:=ROUND((([ResultsC.F3]-[ResultsA.F3])/[ResultsA.F3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y Linked List</text:p>
          </table:table-cell>
          <table:table-cell table:formula="of:=ROUND((([ResultsC.B4]-[ResultsA.B4])/[ResultsA.B4])*100; 1)" office:value-type="float" office:value="33.3" calcext:value-type="float">
            <text:p>33.3</text:p>
          </table:table-cell>
          <table:table-cell table:formula="of:=ROUND((([ResultsC.C4]-[ResultsA.C4])/[ResultsA.C4])*100; 1)" office:value-type="float" office:value="0" calcext:value-type="float">
            <text:p>0</text:p>
          </table:table-cell>
          <table:table-cell table:formula="of:=ROUND((([ResultsC.D4]-[ResultsA.D4])/[ResultsA.D4])*100; 1)" office:value-type="float" office:value="20.4" calcext:value-type="float">
            <text:p>20.4</text:p>
          </table:table-cell>
          <table:table-cell table:formula="of:=ROUND((([ResultsC.E4]-[ResultsA.E4])/[ResultsA.E4])*100; 1)" office:value-type="float" office:value="-16.7" calcext:value-type="float">
            <text:p>-16.7</text:p>
          </table:table-cell>
          <table:table-cell table:formula="of:=ROUND((([ResultsC.F4]-[ResultsA.F4])/[ResultsA.F4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ining Hashtable</text:p>
          </table:table-cell>
          <table:table-cell table:formula="of:=ROUND((([ResultsC.B5]-[ResultsA.B5])/[ResultsA.B5])*100; 1)" office:value-type="float" office:value="0" calcext:value-type="float">
            <text:p>0</text:p>
          </table:table-cell>
          <table:table-cell table:formula="of:=ROUND((([ResultsC.C5]-[ResultsA.C5])/[ResultsA.C5])*100; 1)" office:value-type="float" office:value="-33.3" calcext:value-type="float">
            <text:p>-33.3</text:p>
          </table:table-cell>
          <table:table-cell table:formula="of:=ROUND((([ResultsC.D5]-[ResultsA.D5])/[ResultsA.D5])*100; 1)" office:value-type="float" office:value="40" calcext:value-type="float">
            <text:p>40</text:p>
          </table:table-cell>
          <table:table-cell table:formula="of:=ROUND((([ResultsC.E5]-[ResultsA.E5])/[ResultsA.E5])*100; 1)" office:value-type="float" office:value="-14.3" calcext:value-type="float">
            <text:p>-14.3</text:p>
          </table:table-cell>
          <table:table-cell table:formula="of:=ROUND((([ResultsC.F5]-[ResultsA.F5])/[ResultsA.F5])*100; 1)" office:value-type="float" office:value="-46.6" calcext:value-type="float">
            <text:p>-46.6</text:p>
          </table:table-cell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table:formula="of:=ROUND((([ResultsC.B6]-[ResultsA.B6])/[ResultsA.B6])*100; 1)" office:value-type="float" office:value="28.6" calcext:value-type="float">
            <text:p>28.6</text:p>
          </table:table-cell>
          <table:table-cell table:formula="of:=ROUND((([ResultsC.C6]-[ResultsA.C6])/[ResultsA.C6])*100; 1)" office:value-type="float" office:value="0" calcext:value-type="float">
            <text:p>0</text:p>
          </table:table-cell>
          <table:table-cell table:formula="of:=ROUND((([ResultsC.D6]-[ResultsA.D6])/[ResultsA.D6])*100; 1)" office:value-type="float" office:value="25" calcext:value-type="float">
            <text:p>25</text:p>
          </table:table-cell>
          <table:table-cell table:formula="of:=ROUND((([ResultsC.E6]-[ResultsA.E6])/[ResultsA.E6])*100; 1)" office:value-type="float" office:value="0" calcext:value-type="float">
            <text:p>0</text:p>
          </table:table-cell>
          <table:table-cell table:formula="of:=ROUND((([ResultsC.F6]-[ResultsA.F6])/[ResultsA.F6])*100; 1)" office:value-type="float" office:value="-53.7" calcext:value-type="float">
            <text:p>-53.7</text:p>
          </table:table-cell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table:formula="of:=ROUND((([ResultsC.B7]-[ResultsA.B7])/[ResultsA.B7])*100; 1)" office:value-type="float" office:value="25" calcext:value-type="float">
            <text:p>25</text:p>
          </table:table-cell>
          <table:table-cell table:formula="of:=ROUND((([ResultsC.C7]-[ResultsA.C7])/[ResultsA.C7])*100; 1)" office:value-type="float" office:value="0" calcext:value-type="float">
            <text:p>0</text:p>
          </table:table-cell>
          <table:table-cell table:formula="of:=ROUND((([ResultsC.D7]-[ResultsA.D7])/[ResultsA.D7])*100; 1)" office:value-type="float" office:value="-16.7" calcext:value-type="float">
            <text:p>-16.7</text:p>
          </table:table-cell>
          <table:table-cell table:formula="of:=ROUND((([ResultsC.E7]-[ResultsA.E7])/[ResultsA.E7])*100; 1)" office:value-type="float" office:value="0" calcext:value-type="float">
            <text:p>0</text:p>
          </table:table-cell>
          <table:table-cell table:formula="of:=ROUND((([ResultsC.F7]-[ResultsA.F7])/[ResultsA.F7])*100; 1)" office:value-type="float" office:value="-53.8" calcext:value-type="float">
            <text:p>-53.8</text:p>
          </table:table-cell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table:formula="of:=ROUND((([ResultsC.B8]-[ResultsA.B8])/[ResultsA.B8])*100; 1)" office:value-type="float" office:value="33.3" calcext:value-type="float">
            <text:p>33.3</text:p>
          </table:table-cell>
          <table:table-cell table:formula="of:=ROUND((([ResultsC.C8]-[ResultsA.C8])/[ResultsA.C8])*100; 1)" office:value-type="float" office:value="66.7" calcext:value-type="float">
            <text:p>66.7</text:p>
          </table:table-cell>
          <table:table-cell table:formula="of:=ROUND((([ResultsC.D8]-[ResultsA.D8])/[ResultsA.D8])*100; 1)" office:value-type="float" office:value="20" calcext:value-type="float">
            <text:p>20</text:p>
          </table:table-cell>
          <table:table-cell table:formula="of:=ROUND((([ResultsC.E8]-[ResultsA.E8])/[ResultsA.E8])*100; 1)" office:value-type="float" office:value="33.3" calcext:value-type="float">
            <text:p>33.3</text:p>
          </table:table-cell>
          <table:table-cell table:formula="of:=ROUND((([ResultsC.F8]-[ResultsA.F8])/[ResultsA.F8])*100; 1)" office:value-type="float" office:value="-53.8" calcext:value-type="float">
            <text:p>-53.8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table:formula="of:=ROUND((([ResultsC.B9]-[ResultsA.B9])/[ResultsA.B9])*100; 1)" office:value-type="float" office:value="-2.3" calcext:value-type="float">
            <text:p>-2.3</text:p>
          </table:table-cell>
          <table:table-cell table:formula="of:=ROUND((([ResultsC.C9]-[ResultsA.C9])/[ResultsA.C9])*100; 1)" office:value-type="float" office:value="-2.7" calcext:value-type="float">
            <text:p>-2.7</text:p>
          </table:table-cell>
          <table:table-cell table:formula="of:=ROUND((([ResultsC.D9]-[ResultsA.D9])/[ResultsA.D9])*100; 1)" office:value-type="float" office:value="16.3" calcext:value-type="float">
            <text:p>16.3</text:p>
          </table:table-cell>
          <table:table-cell table:formula="of:=ROUND((([ResultsC.E9]-[ResultsA.E9])/[ResultsA.E9])*100; 1)" office:value-type="float" office:value="0" calcext:value-type="float">
            <text:p>0</text:p>
          </table:table-cell>
          <table:table-cell table:formula="of:=ROUND((([ResultsC.F9]-[ResultsA.F9])/[ResultsA.F9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table:formula="of:=ROUND((([ResultsC.B10]-[ResultsA.B10])/[ResultsA.B10])*100; 1)" office:value-type="float" office:value="175" calcext:value-type="float">
            <text:p>175</text:p>
          </table:table-cell>
          <table:table-cell table:formula="of:=ROUND((([ResultsC.C10]-[ResultsA.C10])/[ResultsA.C10])*100; 1)" office:value-type="float" office:value="50" calcext:value-type="float">
            <text:p>50</text:p>
          </table:table-cell>
          <table:table-cell table:formula="of:=ROUND((([ResultsC.D10]-[ResultsA.D10])/[ResultsA.D10])*100; 1)" office:value-type="float" office:value="16.7" calcext:value-type="float">
            <text:p>16.7</text:p>
          </table:table-cell>
          <table:table-cell table:formula="of:=ROUND((([ResultsC.E10]-[ResultsA.E10])/[ResultsA.E10])*100; 1)" office:value-type="float" office:value="273.3" calcext:value-type="float">
            <text:p>273.3</text:p>
          </table:table-cell>
          <table:table-cell table:formula="of:=ROUND((([ResultsC.F10]-[ResultsA.F10])/[ResultsA.F10])*100; 1)" office:value-type="float" office:value="743.9" calcext:value-type="float">
            <text:p>743.9</text:p>
          </table:table-cell>
        </table:table-row>
        <table:table-row table:style-name="ro1">
          <table:table-cell office:value-type="string" calcext:value-type="string">
            <text:p>Min Heap</text:p>
          </table:table-cell>
          <table:table-cell table:formula="of:=ROUND((([ResultsC.B11]-[ResultsA.B11])/[ResultsA.B11])*100; 1)" office:value-type="float" office:value="-33.3" calcext:value-type="float">
            <text:p>-33.3</text:p>
          </table:table-cell>
          <table:table-cell table:formula="of:=ROUND((([ResultsC.C11]-[ResultsA.C11])/[ResultsA.C11])*100; 1)" office:value-type="float" office:value="-6.3" calcext:value-type="float">
            <text:p>-6.3</text:p>
          </table:table-cell>
          <table:table-cell table:formula="of:=ROUND((([ResultsC.D11]-[ResultsA.D11])/[ResultsA.D11])*100; 1)" office:value-type="float" office:value="-1" calcext:value-type="float">
            <text:p>-1</text:p>
          </table:table-cell>
          <table:table-cell table:formula="of:=ROUND((([ResultsC.E11]-[ResultsA.E11])/[ResultsA.E11])*100; 1)" office:value-type="float" office:value="0" calcext:value-type="float">
            <text:p>0</text:p>
          </table:table-cell>
          <table:table-cell table:formula="of:=ROUND((([ResultsC.F11]-[ResultsA.F11])/[ResultsA.F11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L Tree</text:p>
          </table:table-cell>
          <table:table-cell table:formula="of:=ROUND((([ResultsC.B13]-[ResultsA.B13])/[ResultsA.B13])*100; 1)" office:value-type="float" office:value="33.3" calcext:value-type="float">
            <text:p>33.3</text:p>
          </table:table-cell>
          <table:table-cell table:formula="of:=ROUND((([ResultsC.C13]-[ResultsA.C13])/[ResultsA.C13])*100; 1)" office:value-type="float" office:value="-5" calcext:value-type="float">
            <text:p>-5</text:p>
          </table:table-cell>
          <table:table-cell table:formula="of:=ROUND((([ResultsC.D13]-[ResultsA.D13])/[ResultsA.D13])*100; 1)" office:value-type="float" office:value="4.8" calcext:value-type="float">
            <text:p>4.8</text:p>
          </table:table-cell>
          <table:table-cell table:formula="of:=ROUND((([ResultsC.E13]-[ResultsA.E13])/[ResultsA.E13])*100; 1)" office:value-type="float" office:value="0" calcext:value-type="float">
            <text:p>0</text:p>
          </table:table-cell>
          <table:table-cell table:formula="of:=ROUND((([ResultsC.F13]-[ResultsA.F13])/[ResultsA.F13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table:formula="of:=ROUND((([ResultsC.B14]-[ResultsA.B14])/[ResultsA.B14])*100; 1)" office:value-type="float" office:value="-14.3" calcext:value-type="float">
            <text:p>-14.3</text:p>
          </table:table-cell>
          <table:table-cell table:formula="of:=ROUND((([ResultsC.C14]-[ResultsA.C14])/[ResultsA.C14])*100; 1)" office:value-type="float" office:value="-1.3" calcext:value-type="float">
            <text:p>-1.3</text:p>
          </table:table-cell>
          <table:table-cell table:formula="of:=ROUND((([ResultsC.D14]-[ResultsA.D14])/[ResultsA.D14])*100; 1)" office:value-type="float" office:value="11.4" calcext:value-type="float">
            <text:p>11.4</text:p>
          </table:table-cell>
          <table:table-cell table:formula="of:=ROUND((([ResultsC.E14]-[ResultsA.E14])/[ResultsA.E14])*100; 1)" office:value-type="float" office:value="0" calcext:value-type="float">
            <text:p>0</text:p>
          </table:table-cell>
          <table:table-cell table:formula="of:=ROUND((([ResultsC.F14]-[ResultsA.F14])/[ResultsA.F14])*10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 van Emde Boas Tree</text:p>
          </table:table-cell>
          <table:table-cell table:formula="of:=ROUND((([ResultsC.B15]-[ResultsA.B15])/[ResultsA.B15])*100; 1)" office:value-type="float" office:value="-40" calcext:value-type="float">
            <text:p>-40</text:p>
          </table:table-cell>
          <table:table-cell table:number-columns-repeated="2"/>
          <table:table-cell table:formula="of:=ROUND((([ResultsC.E15]-[ResultsA.E15])/[ResultsA.E15])*100; 1)" office:value-type="float" office:value="0" calcext:value-type="float">
            <text:p>0</text:p>
          </table:table-cell>
          <table:table-cell table:style-name="ce19" table:formula="of:=ROUND((([ResultsC.F15]-[ResultsA.F15])/[ResultsA.F15])*100; 1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an Emde Boas Tree</text:p>
          </table:table-cell>
          <table:table-cell table:number-columns-repeated="4"/>
          <table:table-cell table:style-name="Default"/>
        </table:table-row>
        <calcext:conditional-formats>
          <calcext:conditional-format calcext:target-range-address="deltaAC.B2:deltaAC.E16">
            <calcext:color-scale>
              <calcext:color-scale-entry calcext:value="1" calcext:type="percentile" calcext:color="#99ff99"/>
              <calcext:color-scale-entry calcext:value="50" calcext:type="percentile" calcext:color="#ffff66"/>
              <calcext:color-scale-entry calcext:value="100" calcext:type="percentile" calcext:color="#ff9999"/>
            </calcext:color-scale>
          </calcext:conditional-format>
          <calcext:conditional-format calcext:target-range-address="deltaAC.F2:deltaAC.F14">
            <calcext:condition calcext:apply-style-name="Greenish" calcext:value="&lt;0" calcext:base-cell-address="deltaAB.F2"/>
            <calcext:condition calcext:apply-style-name="Yellowish" calcext:value="between(0,50)" calcext:base-cell-address="deltaAB.F2"/>
            <calcext:condition calcext:apply-style-name="Reddish" calcext:value="&gt;50" calcext:base-cell-address="deltaAB.F2"/>
          </calcext:conditional-format>
          <calcext:conditional-format calcext:target-range-address="deltaAC.F15:deltaAC.F15">
            <calcext:condition calcext:apply-style-name="Greenish" calcext:value="&lt;0" calcext:base-cell-address="deltaAC.F15"/>
            <calcext:condition calcext:apply-style-name="Yellowish" calcext:value="between(0,50)" calcext:base-cell-address="deltaAC.F15"/>
            <calcext:condition calcext:apply-style-name="Reddish" calcext:value="&gt;50" calcext:base-cell-address="deltaAC.F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ish" style:family="table-cell" style:parent-style-name="Default">
      <style:table-cell-properties fo:background-color="#99ff99"/>
    </style:style>
    <style:style style:name="Yellowish" style:family="table-cell" style:parent-style-name="Default">
      <style:table-cell-properties fo:background-color="#ffff66"/>
    </style:style>
    <style:style style:name="Reddish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8:08:32.3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6:14:50.868000000</meta:creation-date>
    <dc:date>2018-07-26T18:10:40.290000000</dc:date>
    <meta:editing-duration>PT1H55M11S</meta:editing-duration>
    <meta:editing-cycles>45</meta:editing-cycles>
    <meta:generator>LibreOffice/5.0.4.2$Windows_x86 LibreOffice_project/2b9802c1994aa0b7dc6079e128979269cf95bc78</meta:generator>
    <meta:document-statistic meta:table-count="14" meta:cell-count="1174" meta:object-count="0"/>
  </office:meta>
</office:document-meta>
</file>